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84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"/>
    <style:style style:name="ce2" style:family="table-cell" style:parent-style-name="Default" style:data-style-name="N117"/>
    <style:style style:name="ce3" style:family="table-cell" style:parent-style-name="Default" style:data-style-name="N10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float" office:value="0">
            <text:p>0</text:p>
          </table:table-cell>
          <table:table-cell table:style-name="ce2" table:formula="of:=[.$A1]/128" office:value-type="float" office:value="0">
            <text:p>0.0000000</text:p>
          </table:table-cell>
          <table:table-cell table:style-name="ce2" table:formula="of:=[.$B1]^[.$E$1]" office:value-type="float" office:value="0">
            <text:p>0.0000000</text:p>
          </table:table-cell>
          <table:table-cell table:style-name="ce1" table:formula="of:=[.$C1]*128" office:value-type="float" office:value="0">
            <text:p>0</text:p>
          </table:table-cell>
          <table:table-cell table:style-name="ce2" office:value-type="float" office:value="1.8">
            <text:p>1.8000000</text:p>
          </table:table-cell>
          <table:table-cell table:style-name="Default" table:formula="of:=&quot;gammatable[&quot;&amp;TEXT([.$A1];&quot;0&quot;)&amp;&quot;] = &quot;&amp;TEXT([.$D1];&quot;0&quot;)&amp;&quot;;&quot;" office:value-type="string" office:string-value="gammatable[0] = 0;">
            <text:p>gammatable[0] = 0;</text:p>
          </table:table-cell>
          <table:table-cell>
            <draw:frame table:end-cell-address="Sheet1.M32" table:end-x="0.435in" table:end-y="0.1461in" draw:z-index="0" draw:style-name="gr1" svg:width="8.6091in" svg:height="5.6362in" svg:x="0.102in" svg:y="0in">
              <draw:object draw:notify-on-update-of-ranges="Sheet1.A1:Sheet1.A250 Sheet1.D1:Sheet1.D25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table:formula="of:=[.$A2]/128" office:value-type="float" office:value="0.0078125">
            <text:p>0.0078125</text:p>
          </table:table-cell>
          <table:table-cell table:style-name="ce2" table:formula="of:=[.$B2]^[.$E$1]" office:value-type="float" office:value="0.000161072743014269">
            <text:p>0.0001611</text:p>
          </table:table-cell>
          <table:table-cell table:style-name="ce1" table:formula="of:=[.$C2]*255" office:value-type="float" office:value="0.0410735494686387">
            <text:p>0</text:p>
          </table:table-cell>
          <table:table-cell/>
          <table:table-cell table:style-name="Default" table:formula="of:=&quot;gammatable[&quot;&amp;TEXT([.$A2];&quot;0&quot;)&amp;&quot;] = &quot;&amp;TEXT([.$D2];&quot;0&quot;)&amp;&quot;;&quot;" office:value-type="string" office:string-value="gammatable[1] = 0;">
            <text:p>gammatable[1] = 0;</text:p>
          </table:table-cell>
          <table:table-cell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table:formula="of:=[.$A3]/128" office:value-type="float" office:value="0.015625">
            <text:p>0.0156250</text:p>
          </table:table-cell>
          <table:table-cell table:style-name="ce2" table:formula="of:=[.$B3]^[.$E$1]" office:value-type="float" office:value="0.000560887868650896">
            <text:p>0.0005609</text:p>
          </table:table-cell>
          <table:table-cell table:style-name="ce1" table:formula="of:=[.$C3]*255" office:value-type="float" office:value="0.143026406505978">
            <text:p>0</text:p>
          </table:table-cell>
          <table:table-cell/>
          <table:table-cell table:style-name="Default" table:formula="of:=&quot;gammatable[&quot;&amp;TEXT([.$A3];&quot;0&quot;)&amp;&quot;] = &quot;&amp;TEXT([.$D3];&quot;0&quot;)&amp;&quot;;&quot;" office:value-type="string" office:string-value="gammatable[2] = 0;">
            <text:p>gammatable[2] = 0;</text:p>
          </table:table-cell>
          <table:table-cell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table:formula="of:=[.$A4]/128" office:value-type="float" office:value="0.0234375">
            <text:p>0.0234375</text:p>
          </table:table-cell>
          <table:table-cell table:style-name="ce2" table:formula="of:=[.$B4]^[.$E$1]" office:value-type="float" office:value="0.00116369806755851">
            <text:p>0.0011637</text:p>
          </table:table-cell>
          <table:table-cell table:style-name="ce1" table:formula="of:=[.$C4]*255" office:value-type="float" office:value="0.29674300722742">
            <text:p>0</text:p>
          </table:table-cell>
          <table:table-cell/>
          <table:table-cell table:style-name="Default" table:formula="of:=&quot;gammatable[&quot;&amp;TEXT([.$A4];&quot;0&quot;)&amp;&quot;] = &quot;&amp;TEXT([.$D4];&quot;0&quot;)&amp;&quot;;&quot;" office:value-type="string" office:string-value="gammatable[3] = 0;">
            <text:p>gammatable[3] = 0;</text:p>
          </table:table-cell>
          <table:table-cell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table:formula="of:=[.$A5]/128" office:value-type="float" office:value="0.03125">
            <text:p>0.0312500</text:p>
          </table:table-cell>
          <table:table-cell table:style-name="ce2" table:formula="of:=[.$B5]^[.$E$1]" office:value-type="float" office:value="0.001953125">
            <text:p>0.0019531</text:p>
          </table:table-cell>
          <table:table-cell table:style-name="ce1" table:formula="of:=[.$C5]*255" office:value-type="float" office:value="0.498046875">
            <text:p>0</text:p>
          </table:table-cell>
          <table:table-cell/>
          <table:table-cell table:style-name="Default" table:formula="of:=&quot;gammatable[&quot;&amp;TEXT([.$A5];&quot;0&quot;)&amp;&quot;] = &quot;&amp;TEXT([.$D5];&quot;0&quot;)&amp;&quot;;&quot;" office:value-type="string" office:string-value="gammatable[4] = 0;">
            <text:p>gammatable[4] = 0;</text:p>
          </table:table-cell>
          <table:table-cell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table:formula="of:=[.$A6]/128" office:value-type="float" office:value="0.0390625">
            <text:p>0.0390625</text:p>
          </table:table-cell>
          <table:table-cell table:style-name="ce2" table:formula="of:=[.$B6]^[.$E$1]" office:value-type="float" office:value="0.00291855621273815">
            <text:p>0.0029186</text:p>
          </table:table-cell>
          <table:table-cell table:style-name="ce1" table:formula="of:=[.$C6]*255" office:value-type="float" office:value="0.744231834248228">
            <text:p>1</text:p>
          </table:table-cell>
          <table:table-cell/>
          <table:table-cell table:style-name="Default" table:formula="of:=&quot;gammatable[&quot;&amp;TEXT([.$A6];&quot;0&quot;)&amp;&quot;] = &quot;&amp;TEXT([.$D6];&quot;0&quot;)&amp;&quot;;&quot;" office:value-type="string" office:string-value="gammatable[5] = 1;">
            <text:p>gammatable[5] = 1;</text:p>
          </table:table-cell>
          <table:table-cell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table:formula="of:=[.$A7]/128" office:value-type="float" office:value="0.046875">
            <text:p>0.0468750</text:p>
          </table:table-cell>
          <table:table-cell table:style-name="ce2" table:formula="of:=[.$B7]^[.$E$1]" office:value-type="float" office:value="0.00405223203287869">
            <text:p>0.0040522</text:p>
          </table:table-cell>
          <table:table-cell table:style-name="ce1" table:formula="of:=[.$C7]*255" office:value-type="float" office:value="1.03331916838407">
            <text:p>1</text:p>
          </table:table-cell>
          <table:table-cell/>
          <table:table-cell table:style-name="Default" table:formula="of:=&quot;gammatable[&quot;&amp;TEXT([.$A7];&quot;0&quot;)&amp;&quot;] = &quot;&amp;TEXT([.$D7];&quot;0&quot;)&amp;&quot;;&quot;" office:value-type="string" office:string-value="gammatable[6] = 1;">
            <text:p>gammatable[6] = 1;</text:p>
          </table:table-cell>
          <table:table-cell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table:formula="of:=[.$A8]/128" office:value-type="float" office:value="0.0546875">
            <text:p>0.0546875</text:p>
          </table:table-cell>
          <table:table-cell table:style-name="ce2" table:formula="of:=[.$B8]^[.$E$1]" office:value-type="float" office:value="0.00534808777737318">
            <text:p>0.0053481</text:p>
          </table:table-cell>
          <table:table-cell table:style-name="ce1" table:formula="of:=[.$C8]*255" office:value-type="float" office:value="1.36376238323016">
            <text:p>1</text:p>
          </table:table-cell>
          <table:table-cell/>
          <table:table-cell table:style-name="Default" table:formula="of:=&quot;gammatable[&quot;&amp;TEXT([.$A8];&quot;0&quot;)&amp;&quot;] = &quot;&amp;TEXT([.$D8];&quot;0&quot;)&amp;&quot;;&quot;" office:value-type="string" office:string-value="gammatable[7] = 1;">
            <text:p>gammatable[7] = 1;</text:p>
          </table:table-cell>
          <table:table-cell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table:formula="of:=[.$A9]/128" office:value-type="float" office:value="0.0625">
            <text:p>0.0625000</text:p>
          </table:table-cell>
          <table:table-cell table:style-name="ce2" table:formula="of:=[.$B9]^[.$E$1]" office:value-type="float" office:value="0.00680117627575097">
            <text:p>0.0068012</text:p>
          </table:table-cell>
          <table:table-cell table:style-name="ce1" table:formula="of:=[.$C9]*255" office:value-type="float" office:value="1.7342999503165">
            <text:p>2</text:p>
          </table:table-cell>
          <table:table-cell/>
          <table:table-cell table:style-name="Default" table:formula="of:=&quot;gammatable[&quot;&amp;TEXT([.$A9];&quot;0&quot;)&amp;&quot;] = &quot;&amp;TEXT([.$D9];&quot;0&quot;)&amp;&quot;;&quot;" office:value-type="string" office:string-value="gammatable[8] = 2;">
            <text:p>gammatable[8] = 2;</text:p>
          </table:table-cell>
          <table:table-cell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table:formula="of:=[.$A10]/128" office:value-type="float" office:value="0.0703125">
            <text:p>0.0703125</text:p>
          </table:table-cell>
          <table:table-cell table:style-name="ce2" table:formula="of:=[.$B10]^[.$E$1]" office:value-type="float" office:value="0.00840733923752352">
            <text:p>0.0084073</text:p>
          </table:table-cell>
          <table:table-cell table:style-name="ce1" table:formula="of:=[.$C10]*255" office:value-type="float" office:value="2.1438715055685">
            <text:p>2</text:p>
          </table:table-cell>
          <table:table-cell/>
          <table:table-cell table:style-name="Default" table:formula="of:=&quot;gammatable[&quot;&amp;TEXT([.$A10];&quot;0&quot;)&amp;&quot;] = &quot;&amp;TEXT([.$D10];&quot;0&quot;)&amp;&quot;;&quot;" office:value-type="string" office:string-value="gammatable[9] = 2;">
            <text:p>gammatable[9] = 2;</text:p>
          </table:table-cell>
          <table:table-cell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table:formula="of:=[.$A11]/128" office:value-type="float" office:value="0.078125">
            <text:p>0.0781250</text:p>
          </table:table-cell>
          <table:table-cell table:style-name="ce2" table:formula="of:=[.$B11]^[.$E$1]" office:value-type="float" office:value="0.0101630030200424">
            <text:p>0.0101630</text:p>
          </table:table-cell>
          <table:table-cell table:style-name="ce1" table:formula="of:=[.$C11]*255" office:value-type="float" office:value="2.59156577011081">
            <text:p>3</text:p>
          </table:table-cell>
          <table:table-cell/>
          <table:table-cell table:style-name="Default" table:formula="of:=&quot;gammatable[&quot;&amp;TEXT([.$A11];&quot;0&quot;)&amp;&quot;] = &quot;&amp;TEXT([.$D11];&quot;0&quot;)&amp;&quot;;&quot;" office:value-type="string" office:string-value="gammatable[10] = 3;">
            <text:p>gammatable[10] = 3;</text:p>
          </table:table-cell>
          <table:table-cell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table:formula="of:=[.$A12]/128" office:value-type="float" office:value="0.0859375">
            <text:p>0.0859375</text:p>
          </table:table-cell>
          <table:table-cell table:style-name="ce2" table:formula="of:=[.$B12]^[.$E$1]" office:value-type="float" office:value="0.0120650433844534">
            <text:p>0.0120650</text:p>
          </table:table-cell>
          <table:table-cell table:style-name="ce1" table:formula="of:=[.$C12]*255" office:value-type="float" office:value="3.07658606303562">
            <text:p>3</text:p>
          </table:table-cell>
          <table:table-cell/>
          <table:table-cell table:style-name="Default" table:formula="of:=&quot;gammatable[&quot;&amp;TEXT([.$A12];&quot;0&quot;)&amp;&quot;] = &quot;&amp;TEXT([.$D12];&quot;0&quot;)&amp;&quot;;&quot;" office:value-type="string" office:string-value="gammatable[11] = 3;">
            <text:p>gammatable[11] = 3;</text:p>
          </table:table-cell>
          <table:table-cell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table:formula="of:=[.$A13]/128" office:value-type="float" office:value="0.09375">
            <text:p>0.0937500</text:p>
          </table:table-cell>
          <table:table-cell table:style-name="ce2" table:formula="of:=[.$B13]^[.$E$1]" office:value-type="float" office:value="0.0141106915153166">
            <text:p>0.0141107</text:p>
          </table:table-cell>
          <table:table-cell table:style-name="ce1" table:formula="of:=[.$C13]*255" office:value-type="float" office:value="3.59822633640572">
            <text:p>4</text:p>
          </table:table-cell>
          <table:table-cell/>
          <table:table-cell table:style-name="Default" table:formula="of:=&quot;gammatable[&quot;&amp;TEXT([.$A13];&quot;0&quot;)&amp;&quot;] = &quot;&amp;TEXT([.$D13];&quot;0&quot;)&amp;&quot;;&quot;" office:value-type="string" office:string-value="gammatable[12] = 4;">
            <text:p>gammatable[12] = 4;</text:p>
          </table:table-cell>
          <table:table-cell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table:formula="of:=[.$A14]/128" office:value-type="float" office:value="0.1015625">
            <text:p>0.1015625</text:p>
          </table:table-cell>
          <table:table-cell table:style-name="ce2" table:formula="of:=[.$B14]^[.$E$1]" office:value-type="float" office:value="0.0162974661915401">
            <text:p>0.0162975</text:p>
          </table:table-cell>
          <table:table-cell table:style-name="ce1" table:formula="of:=[.$C14]*255" office:value-type="float" office:value="4.15585387884272">
            <text:p>4</text:p>
          </table:table-cell>
          <table:table-cell/>
          <table:table-cell table:style-name="Default" table:formula="of:=&quot;gammatable[&quot;&amp;TEXT([.$A14];&quot;0&quot;)&amp;&quot;] = &quot;&amp;TEXT([.$D14];&quot;0&quot;)&amp;&quot;;&quot;" office:value-type="string" office:string-value="gammatable[13] = 4;">
            <text:p>gammatable[13] = 4;</text:p>
          </table:table-cell>
          <table:table-cell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table:formula="of:=[.$A15]/128" office:value-type="float" office:value="0.109375">
            <text:p>0.1093750</text:p>
          </table:table-cell>
          <table:table-cell table:style-name="ce2" table:formula="of:=[.$B15]^[.$E$1]" office:value-type="float" office:value="0.0186231233085973">
            <text:p>0.0186231</text:p>
          </table:table-cell>
          <table:table-cell table:style-name="ce1" table:formula="of:=[.$C15]*255" office:value-type="float" office:value="4.74889644369232">
            <text:p>5</text:p>
          </table:table-cell>
          <table:table-cell/>
          <table:table-cell table:style-name="Default" table:formula="of:=&quot;gammatable[&quot;&amp;TEXT([.$A15];&quot;0&quot;)&amp;&quot;] = &quot;&amp;TEXT([.$D15];&quot;0&quot;)&amp;&quot;;&quot;" office:value-type="string" office:string-value="gammatable[14] = 5;">
            <text:p>gammatable[14] = 5;</text:p>
          </table:table-cell>
          <table:table-cell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table:formula="of:=[.$A16]/128" office:value-type="float" office:value="0.1171875">
            <text:p>0.1171875</text:p>
          </table:table-cell>
          <table:table-cell table:style-name="ce2" table:formula="of:=[.$B16]^[.$E$1]" office:value-type="float" office:value="0.021085617350686">
            <text:p>0.0210856</text:p>
          </table:table-cell>
          <table:table-cell table:style-name="ce1" table:formula="of:=[.$C16]*255" office:value-type="float" office:value="5.37683242442493">
            <text:p>5</text:p>
          </table:table-cell>
          <table:table-cell/>
          <table:table-cell table:style-name="Default" table:formula="of:=&quot;gammatable[&quot;&amp;TEXT([.$A16];&quot;0&quot;)&amp;&quot;] = &quot;&amp;TEXT([.$D16];&quot;0&quot;)&amp;&quot;;&quot;" office:value-type="string" office:string-value="gammatable[15] = 5;">
            <text:p>gammatable[15] = 5;</text:p>
          </table:table-cell>
          <table:table-cell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table:formula="of:=[.$A17]/128" office:value-type="float" office:value="0.125">
            <text:p>0.1250000</text:p>
          </table:table-cell>
          <table:table-cell table:style-name="ce2" table:formula="of:=[.$B17]^[.$E$1]" office:value-type="float" office:value="0.023683071351725">
            <text:p>0.0236831</text:p>
          </table:table-cell>
          <table:table-cell table:style-name="ce1" table:formula="of:=[.$C17]*255" office:value-type="float" office:value="6.03918319468987">
            <text:p>6</text:p>
          </table:table-cell>
          <table:table-cell/>
          <table:table-cell table:style-name="Default" table:formula="of:=&quot;gammatable[&quot;&amp;TEXT([.$A17];&quot;0&quot;)&amp;&quot;] = &quot;&amp;TEXT([.$D17];&quot;0&quot;)&amp;&quot;;&quot;" office:value-type="string" office:string-value="gammatable[16] = 6;">
            <text:p>gammatable[16] = 6;</text:p>
          </table:table-cell>
          <table:table-cell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table:formula="of:=[.$A18]/128" office:value-type="float" office:value="0.1328125">
            <text:p>0.1328125</text:p>
          </table:table-cell>
          <table:table-cell table:style-name="ce2" table:formula="of:=[.$B18]^[.$E$1]" office:value-type="float" office:value="0.0264137530462719">
            <text:p>0.0264138</text:p>
          </table:table-cell>
          <table:table-cell table:style-name="ce1" table:formula="of:=[.$C18]*255" office:value-type="float" office:value="6.73550702679935">
            <text:p>7</text:p>
          </table:table-cell>
          <table:table-cell/>
          <table:table-cell table:style-name="Default" table:formula="of:=&quot;gammatable[&quot;&amp;TEXT([.$A18];&quot;0&quot;)&amp;&quot;] = &quot;&amp;TEXT([.$D18];&quot;0&quot;)&amp;&quot;;&quot;" office:value-type="string" office:string-value="gammatable[17] = 7;">
            <text:p>gammatable[17] = 7;</text:p>
          </table:table-cell>
          <table:table-cell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table:formula="of:=[.$A19]/128" office:value-type="float" office:value="0.140625">
            <text:p>0.1406250</text:p>
          </table:table-cell>
          <table:table-cell table:style-name="ce2" table:formula="of:=[.$B19]^[.$E$1]" office:value-type="float" office:value="0.0292760556361908">
            <text:p>0.0292761</text:p>
          </table:table-cell>
          <table:table-cell table:style-name="ce1" table:formula="of:=[.$C19]*255" office:value-type="float" office:value="7.46539418722866">
            <text:p>7</text:p>
          </table:table-cell>
          <table:table-cell/>
          <table:table-cell table:style-name="Default" table:formula="of:=&quot;gammatable[&quot;&amp;TEXT([.$A19];&quot;0&quot;)&amp;&quot;] = &quot;&amp;TEXT([.$D19];&quot;0&quot;)&amp;&quot;;&quot;" office:value-type="string" office:string-value="gammatable[18] = 7;">
            <text:p>gammatable[18] = 7;</text:p>
          </table:table-cell>
          <table:table-cell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table:formula="of:=[.$A20]/128" office:value-type="float" office:value="0.1484375">
            <text:p>0.1484375</text:p>
          </table:table-cell>
          <table:table-cell table:style-name="ce2" table:formula="of:=[.$B20]^[.$E$1]" office:value-type="float" office:value="0.0322684820666012">
            <text:p>0.0322685</text:p>
          </table:table-cell>
          <table:table-cell table:style-name="ce1" table:formula="of:=[.$C20]*255" office:value-type="float" office:value="8.22846292698332">
            <text:p>8</text:p>
          </table:table-cell>
          <table:table-cell/>
          <table:table-cell table:style-name="Default" table:formula="of:=&quot;gammatable[&quot;&amp;TEXT([.$A20];&quot;0&quot;)&amp;&quot;] = &quot;&amp;TEXT([.$D20];&quot;0&quot;)&amp;&quot;;&quot;" office:value-type="string" office:string-value="gammatable[19] = 8;">
            <text:p>gammatable[19] = 8;</text:p>
          </table:table-cell>
          <table:table-cell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table:formula="of:=[.$A21]/128" office:value-type="float" office:value="0.15625">
            <text:p>0.1562500</text:p>
          </table:table-cell>
          <table:table-cell table:style-name="ce2" table:formula="of:=[.$B21]^[.$E$1]" office:value-type="float" office:value="0.0353896320155125">
            <text:p>0.0353896</text:p>
          </table:table-cell>
          <table:table-cell table:style-name="ce1" table:formula="of:=[.$C21]*255" office:value-type="float" office:value="9.02435616395568">
            <text:p>9</text:p>
          </table:table-cell>
          <table:table-cell/>
          <table:table-cell table:style-name="Default" table:formula="of:=&quot;gammatable[&quot;&amp;TEXT([.$A21];&quot;0&quot;)&amp;&quot;] = &quot;&amp;TEXT([.$D21];&quot;0&quot;)&amp;&quot;;&quot;" office:value-type="string" office:string-value="gammatable[20] = 9;">
            <text:p>gammatable[20] = 9;</text:p>
          </table:table-cell>
          <table:table-cell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table:formula="of:=[.$A22]/128" office:value-type="float" office:value="0.1640625">
            <text:p>0.1640625</text:p>
          </table:table-cell>
          <table:table-cell table:style-name="ce2" table:formula="of:=[.$B22]^[.$E$1]" office:value-type="float" office:value="0.0386381910135541">
            <text:p>0.0386382</text:p>
          </table:table-cell>
          <table:table-cell table:style-name="ce1" table:formula="of:=[.$C22]*255" office:value-type="float" office:value="9.8527387084563">
            <text:p>10</text:p>
          </table:table-cell>
          <table:table-cell/>
          <table:table-cell table:style-name="Default" table:formula="of:=&quot;gammatable[&quot;&amp;TEXT([.$A22];&quot;0&quot;)&amp;&quot;] = &quot;&amp;TEXT([.$D22];&quot;0&quot;)&amp;&quot;;&quot;" office:value-type="string" office:string-value="gammatable[21] = 10;">
            <text:p>gammatable[21] = 10;</text:p>
          </table:table-cell>
          <table:table-cell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table:formula="of:=[.$A23]/128" office:value-type="float" office:value="0.171875">
            <text:p>0.1718750</text:p>
          </table:table-cell>
          <table:table-cell table:style-name="ce2" table:formula="of:=[.$B23]^[.$E$1]" office:value-type="float" office:value="0.0420129212581124">
            <text:p>0.0420129</text:p>
          </table:table-cell>
          <table:table-cell table:style-name="ce1" table:formula="of:=[.$C23]*255" office:value-type="float" office:value="10.7132949208187">
            <text:p>11</text:p>
          </table:table-cell>
          <table:table-cell/>
          <table:table-cell table:style-name="Default" table:formula="of:=&quot;gammatable[&quot;&amp;TEXT([.$A23];&quot;0&quot;)&amp;&quot;] = &quot;&amp;TEXT([.$D23];&quot;0&quot;)&amp;&quot;;&quot;" office:value-type="string" office:string-value="gammatable[22] = 11;">
            <text:p>gammatable[22] = 11;</text:p>
          </table:table-cell>
          <table:table-cell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table:formula="of:=[.$A24]/128" office:value-type="float" office:value="0.1796875">
            <text:p>0.1796875</text:p>
          </table:table-cell>
          <table:table-cell table:style-name="ce2" table:formula="of:=[.$B24]^[.$E$1]" office:value-type="float" office:value="0.0455126537914459">
            <text:p>0.0455127</text:p>
          </table:table-cell>
          <table:table-cell table:style-name="ce1" table:formula="of:=[.$C24]*255" office:value-type="float" office:value="11.6057267168187">
            <text:p>12</text:p>
          </table:table-cell>
          <table:table-cell/>
          <table:table-cell table:style-name="Default" table:formula="of:=&quot;gammatable[&quot;&amp;TEXT([.$A24];&quot;0&quot;)&amp;&quot;] = &quot;&amp;TEXT([.$D24];&quot;0&quot;)&amp;&quot;;&quot;" office:value-type="string" office:string-value="gammatable[23] = 12;">
            <text:p>gammatable[23] = 12;</text:p>
          </table:table-cell>
          <table:table-cell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table:formula="of:=[.$A25]/128" office:value-type="float" office:value="0.1875">
            <text:p>0.1875000</text:p>
          </table:table-cell>
          <table:table-cell table:style-name="ce2" table:formula="of:=[.$B25]^[.$E$1]" office:value-type="float" office:value="0.0491362817886267">
            <text:p>0.0491363</text:p>
          </table:table-cell>
          <table:table-cell table:style-name="ce1" table:formula="of:=[.$C25]*255" office:value-type="float" office:value="12.5297518560998">
            <text:p>13</text:p>
          </table:table-cell>
          <table:table-cell/>
          <table:table-cell table:style-name="Default" table:formula="of:=&quot;gammatable[&quot;&amp;TEXT([.$A25];&quot;0&quot;)&amp;&quot;] = &quot;&amp;TEXT([.$D25];&quot;0&quot;)&amp;&quot;;&quot;" office:value-type="string" office:string-value="gammatable[24] = 13;">
            <text:p>gammatable[24] = 13;</text:p>
          </table:table-cell>
          <table:table-cell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table:formula="of:=[.$A26]/128" office:value-type="float" office:value="0.1953125">
            <text:p>0.1953125</text:p>
          </table:table-cell>
          <table:table-cell table:style-name="ce2" table:formula="of:=[.$B26]^[.$E$1]" office:value-type="float" office:value="0.0528827547573201">
            <text:p>0.0528828</text:p>
          </table:table-cell>
          <table:table-cell table:style-name="ce1" table:formula="of:=[.$C26]*255" office:value-type="float" office:value="13.4851024631166">
            <text:p>13</text:p>
          </table:table-cell>
          <table:table-cell/>
          <table:table-cell table:style-name="Default" table:formula="of:=&quot;gammatable[&quot;&amp;TEXT([.$A26];&quot;0&quot;)&amp;&quot;] = &quot;&amp;TEXT([.$D26];&quot;0&quot;)&amp;&quot;;&quot;" office:value-type="string" office:string-value="gammatable[25] = 13;">
            <text:p>gammatable[25] = 13;</text:p>
          </table:table-cell>
          <table:table-cell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table:formula="of:=[.$A27]/128" office:value-type="float" office:value="0.203125">
            <text:p>0.2031250</text:p>
          </table:table-cell>
          <table:table-cell table:style-name="ce2" table:formula="of:=[.$B27]^[.$E$1]" office:value-type="float" office:value="0.056751073493379">
            <text:p>0.0567511</text:p>
          </table:table-cell>
          <table:table-cell table:style-name="ce1" table:formula="of:=[.$C27]*255" office:value-type="float" office:value="14.4715237408117">
            <text:p>14</text:p>
          </table:table-cell>
          <table:table-cell/>
          <table:table-cell table:style-name="Default" table:formula="of:=&quot;gammatable[&quot;&amp;TEXT([.$A27];&quot;0&quot;)&amp;&quot;] = &quot;&amp;TEXT([.$D27];&quot;0&quot;)&amp;&quot;;&quot;" office:value-type="string" office:string-value="gammatable[26] = 14;">
            <text:p>gammatable[26] = 14;</text:p>
          </table:table-cell>
          <table:table-cell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table:formula="of:=[.$A28]/128" office:value-type="float" office:value="0.2109375">
            <text:p>0.2109375</text:p>
          </table:table-cell>
          <table:table-cell table:style-name="ce2" table:formula="of:=[.$B28]^[.$E$1]" office:value-type="float" office:value="0.0607402856679993">
            <text:p>0.0607403</text:p>
          </table:table-cell>
          <table:table-cell table:style-name="ce1" table:formula="of:=[.$C28]*255" office:value-type="float" office:value="15.4887728453398">
            <text:p>15</text:p>
          </table:table-cell>
          <table:table-cell/>
          <table:table-cell table:style-name="Default" table:formula="of:=&quot;gammatable[&quot;&amp;TEXT([.$A28];&quot;0&quot;)&amp;&quot;] = &quot;&amp;TEXT([.$D28];&quot;0&quot;)&amp;&quot;;&quot;" office:value-type="string" office:string-value="gammatable[27] = 15;">
            <text:p>gammatable[27] = 15;</text:p>
          </table:table-cell>
          <table:table-cell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table:formula="of:=[.$A29]/128" office:value-type="float" office:value="0.21875">
            <text:p>0.2187500</text:p>
          </table:table-cell>
          <table:table-cell table:style-name="ce2" table:formula="of:=[.$B29]^[.$E$1]" office:value-type="float" office:value="0.0648494819465304">
            <text:p>0.0648495</text:p>
          </table:table-cell>
          <table:table-cell table:style-name="ce1" table:formula="of:=[.$C29]*255" office:value-type="float" office:value="16.5366178963653">
            <text:p>17</text:p>
          </table:table-cell>
          <table:table-cell/>
          <table:table-cell table:style-name="Default" table:formula="of:=&quot;gammatable[&quot;&amp;TEXT([.$A29];&quot;0&quot;)&amp;&quot;] = &quot;&amp;TEXT([.$D29];&quot;0&quot;)&amp;&quot;;&quot;" office:value-type="string" office:string-value="gammatable[28] = 17;">
            <text:p>gammatable[28] = 17;</text:p>
          </table:table-cell>
          <table:table-cell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table:formula="of:=[.$A30]/128" office:value-type="float" office:value="0.2265625">
            <text:p>0.2265625</text:p>
          </table:table-cell>
          <table:table-cell table:style-name="ce2" table:formula="of:=[.$B30]^[.$E$1]" office:value-type="float" office:value="0.069077792557896">
            <text:p>0.0690778</text:p>
          </table:table-cell>
          <table:table-cell table:style-name="ce1" table:formula="of:=[.$C30]*255" office:value-type="float" office:value="17.6148371022635">
            <text:p>18</text:p>
          </table:table-cell>
          <table:table-cell/>
          <table:table-cell table:style-name="Default" table:formula="of:=&quot;gammatable[&quot;&amp;TEXT([.$A30];&quot;0&quot;)&amp;&quot;] = &quot;&amp;TEXT([.$D30];&quot;0&quot;)&amp;&quot;;&quot;" office:value-type="string" office:string-value="gammatable[29] = 18;">
            <text:p>gammatable[29] = 18;</text:p>
          </table:table-cell>
          <table:table-cell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" table:formula="of:=[.$A31]/128" office:value-type="float" office:value="0.234375">
            <text:p>0.2343750</text:p>
          </table:table-cell>
          <table:table-cell table:style-name="ce2" table:formula="of:=[.$B31]^[.$E$1]" office:value-type="float" office:value="0.073424384248345">
            <text:p>0.0734244</text:p>
          </table:table-cell>
          <table:table-cell table:style-name="ce1" table:formula="of:=[.$C31]*255" office:value-type="float" office:value="18.723217983328">
            <text:p>19</text:p>
          </table:table-cell>
          <table:table-cell/>
          <table:table-cell table:style-name="Default" table:formula="of:=&quot;gammatable[&quot;&amp;TEXT([.$A31];&quot;0&quot;)&amp;&quot;] = &quot;&amp;TEXT([.$D31];&quot;0&quot;)&amp;&quot;;&quot;" office:value-type="string" office:string-value="gammatable[30] = 19;">
            <text:p>gammatable[30] = 19;</text:p>
          </table:table-cell>
          <table:table-cell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table:formula="of:=[.$A32]/128" office:value-type="float" office:value="0.2421875">
            <text:p>0.2421875</text:p>
          </table:table-cell>
          <table:table-cell table:style-name="ce2" table:formula="of:=[.$B32]^[.$E$1]" office:value-type="float" office:value="0.077888457564917">
            <text:p>0.0778885</text:p>
          </table:table-cell>
          <table:table-cell table:style-name="ce1" table:formula="of:=[.$C32]*255" office:value-type="float" office:value="19.8615566790538">
            <text:p>20</text:p>
          </table:table-cell>
          <table:table-cell/>
          <table:table-cell table:style-name="Default" table:formula="of:=&quot;gammatable[&quot;&amp;TEXT([.$A32];&quot;0&quot;)&amp;&quot;] = &quot;&amp;TEXT([.$D32];&quot;0&quot;)&amp;&quot;;&quot;" office:value-type="string" office:string-value="gammatable[31] = 20;">
            <text:p>gammatable[31] = 20;</text:p>
          </table:table-cell>
          <table:table-cell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table:formula="of:=[.$A33]/128" office:value-type="float" office:value="0.25">
            <text:p>0.2500000</text:p>
          </table:table-cell>
          <table:table-cell table:style-name="ce2" table:formula="of:=[.$B33]^[.$E$1]" office:value-type="float" office:value="0.0824692444233059">
            <text:p>0.0824692</text:p>
          </table:table-cell>
          <table:table-cell table:style-name="ce1" table:formula="of:=[.$C33]*255" office:value-type="float" office:value="21.029657327943">
            <text:p>21</text:p>
          </table:table-cell>
          <table:table-cell/>
          <table:table-cell table:style-name="Default" table:formula="of:=&quot;gammatable[&quot;&amp;TEXT([.$A33];&quot;0&quot;)&amp;&quot;] = &quot;&amp;TEXT([.$D33];&quot;0&quot;)&amp;&quot;;&quot;" office:value-type="string" office:string-value="gammatable[32] = 21;">
            <text:p>gammatable[32] = 21;</text:p>
          </table:table-cell>
          <table:table-cell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2" table:formula="of:=[.$A34]/128" office:value-type="float" office:value="0.2578125">
            <text:p>0.2578125</text:p>
          </table:table-cell>
          <table:table-cell table:style-name="ce2" table:formula="of:=[.$B34]^[.$E$1]" office:value-type="float" office:value="0.0871660059222698">
            <text:p>0.0871660</text:p>
          </table:table-cell>
          <table:table-cell table:style-name="ce1" table:formula="of:=[.$C34]*255" office:value-type="float" office:value="22.2273315101788">
            <text:p>22</text:p>
          </table:table-cell>
          <table:table-cell/>
          <table:table-cell table:style-name="Default" table:formula="of:=&quot;gammatable[&quot;&amp;TEXT([.$A34];&quot;0&quot;)&amp;&quot;] = &quot;&amp;TEXT([.$D34];&quot;0&quot;)&amp;&quot;;&quot;" office:value-type="string" office:string-value="gammatable[33] = 22;">
            <text:p>gammatable[33] = 22;</text:p>
          </table:table-cell>
          <table:table-cell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2" table:formula="of:=[.$A35]/128" office:value-type="float" office:value="0.265625">
            <text:p>0.2656250</text:p>
          </table:table-cell>
          <table:table-cell table:style-name="ce2" table:formula="of:=[.$B35]^[.$E$1]" office:value-type="float" office:value="0.091978030372787">
            <text:p>0.0919780</text:p>
          </table:table-cell>
          <table:table-cell table:style-name="ce1" table:formula="of:=[.$C35]*255" office:value-type="float" office:value="23.4543977450607">
            <text:p>23</text:p>
          </table:table-cell>
          <table:table-cell/>
          <table:table-cell table:style-name="Default" table:formula="of:=&quot;gammatable[&quot;&amp;TEXT([.$A35];&quot;0&quot;)&amp;&quot;] = &quot;&amp;TEXT([.$D35];&quot;0&quot;)&amp;&quot;;&quot;" office:value-type="string" office:string-value="gammatable[34] = 23;">
            <text:p>gammatable[34] = 23;</text:p>
          </table:table-cell>
          <table:table-cell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2" table:formula="of:=[.$A36]/128" office:value-type="float" office:value="0.2734375">
            <text:p>0.2734375</text:p>
          </table:table-cell>
          <table:table-cell table:style-name="ce2" table:formula="of:=[.$B36]^[.$E$1]" office:value-type="float" office:value="0.0969046315150832">
            <text:p>0.0969046</text:p>
          </table:table-cell>
          <table:table-cell table:style-name="ce1" table:formula="of:=[.$C36]*255" office:value-type="float" office:value="24.7106810363462">
            <text:p>25</text:p>
          </table:table-cell>
          <table:table-cell/>
          <table:table-cell table:style-name="Default" table:formula="of:=&quot;gammatable[&quot;&amp;TEXT([.$A36];&quot;0&quot;)&amp;&quot;] = &quot;&amp;TEXT([.$D36];&quot;0&quot;)&amp;&quot;;&quot;" office:value-type="string" office:string-value="gammatable[35] = 25;">
            <text:p>gammatable[35] = 25;</text:p>
          </table:table-cell>
          <table:table-cell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2" table:formula="of:=[.$A37]/128" office:value-type="float" office:value="0.28125">
            <text:p>0.2812500</text:p>
          </table:table-cell>
          <table:table-cell table:style-name="ce2" table:formula="of:=[.$B37]^[.$E$1]" office:value-type="float" office:value="0.101945146900698">
            <text:p>0.1019451</text:p>
          </table:table-cell>
          <table:table-cell table:style-name="ce1" table:formula="of:=[.$C37]*255" office:value-type="float" office:value="25.9960124596781">
            <text:p>26</text:p>
          </table:table-cell>
          <table:table-cell/>
          <table:table-cell table:style-name="Default" table:formula="of:=&quot;gammatable[&quot;&amp;TEXT([.$A37];&quot;0&quot;)&amp;&quot;] = &quot;&amp;TEXT([.$D37];&quot;0&quot;)&amp;&quot;;&quot;" office:value-type="string" office:string-value="gammatable[36] = 26;">
            <text:p>gammatable[36] = 26;</text:p>
          </table:table-cell>
          <table:table-cell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2" table:formula="of:=[.$A38]/128" office:value-type="float" office:value="0.2890625">
            <text:p>0.2890625</text:p>
          </table:table-cell>
          <table:table-cell table:style-name="ce2" table:formula="of:=[.$B38]^[.$E$1]" office:value-type="float" office:value="0.107098936420106">
            <text:p>0.1070989</text:p>
          </table:table-cell>
          <table:table-cell table:style-name="ce1" table:formula="of:=[.$C38]*255" office:value-type="float" office:value="27.3102287871271">
            <text:p>27</text:p>
          </table:table-cell>
          <table:table-cell/>
          <table:table-cell table:style-name="Default" table:formula="of:=&quot;gammatable[&quot;&amp;TEXT([.$A38];&quot;0&quot;)&amp;&quot;] = &quot;&amp;TEXT([.$D38];&quot;0&quot;)&amp;&quot;;&quot;" office:value-type="string" office:string-value="gammatable[37] = 27;">
            <text:p>gammatable[37] = 27;</text:p>
          </table:table-cell>
          <table:table-cell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2" table:formula="of:=[.$A39]/128" office:value-type="float" office:value="0.296875">
            <text:p>0.2968750</text:p>
          </table:table-cell>
          <table:table-cell table:style-name="ce2" table:formula="of:=[.$B39]^[.$E$1]" office:value-type="float" office:value="0.112365380959162">
            <text:p>0.1123654</text:p>
          </table:table-cell>
          <table:table-cell table:style-name="ce1" table:formula="of:=[.$C39]*255" office:value-type="float" office:value="28.6531721445864">
            <text:p>29</text:p>
          </table:table-cell>
          <table:table-cell/>
          <table:table-cell table:style-name="Default" table:formula="of:=&quot;gammatable[&quot;&amp;TEXT([.$A39];&quot;0&quot;)&amp;&quot;] = &quot;&amp;TEXT([.$D39];&quot;0&quot;)&amp;&quot;;&quot;" office:value-type="string" office:string-value="gammatable[38] = 29;">
            <text:p>gammatable[38] = 29;</text:p>
          </table:table-cell>
          <table:table-cell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2" table:formula="of:=[.$A40]/128" office:value-type="float" office:value="0.3046875">
            <text:p>0.3046875</text:p>
          </table:table-cell>
          <table:table-cell table:style-name="ce2" table:formula="of:=[.$B40]^[.$E$1]" office:value-type="float" office:value="0.117743881169983">
            <text:p>0.1177439</text:p>
          </table:table-cell>
          <table:table-cell table:style-name="ce1" table:formula="of:=[.$C40]*255" office:value-type="float" office:value="30.0246896983457">
            <text:p>30</text:p>
          </table:table-cell>
          <table:table-cell/>
          <table:table-cell table:style-name="Default" table:formula="of:=&quot;gammatable[&quot;&amp;TEXT([.$A40];&quot;0&quot;)&amp;&quot;] = &quot;&amp;TEXT([.$D40];&quot;0&quot;)&amp;&quot;;&quot;" office:value-type="string" office:string-value="gammatable[39] = 30;">
            <text:p>gammatable[39] = 30;</text:p>
          </table:table-cell>
          <table:table-cell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2" table:formula="of:=[.$A41]/128" office:value-type="float" office:value="0.3125">
            <text:p>0.3125000</text:p>
          </table:table-cell>
          <table:table-cell table:style-name="ce2" table:formula="of:=[.$B41]^[.$E$1]" office:value-type="float" office:value="0.123233856343788">
            <text:p>0.1232339</text:p>
          </table:table-cell>
          <table:table-cell table:style-name="ce1" table:formula="of:=[.$C41]*255" office:value-type="float" office:value="31.4246333676659">
            <text:p>31</text:p>
          </table:table-cell>
          <table:table-cell/>
          <table:table-cell table:style-name="Default" table:formula="of:=&quot;gammatable[&quot;&amp;TEXT([.$A41];&quot;0&quot;)&amp;&quot;] = &quot;&amp;TEXT([.$D41];&quot;0&quot;)&amp;&quot;;&quot;" office:value-type="string" office:string-value="gammatable[40] = 31;">
            <text:p>gammatable[40] = 31;</text:p>
          </table:table-cell>
          <table:table-cell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2" table:formula="of:=[.$A42]/128" office:value-type="float" office:value="0.3203125">
            <text:p>0.3203125</text:p>
          </table:table-cell>
          <table:table-cell table:style-name="ce2" table:formula="of:=[.$B42]^[.$E$1]" office:value-type="float" office:value="0.128834743374886">
            <text:p>0.1288347</text:p>
          </table:table-cell>
          <table:table-cell table:style-name="ce1" table:formula="of:=[.$C42]*255" office:value-type="float" office:value="32.852859560596">
            <text:p>33</text:p>
          </table:table-cell>
          <table:table-cell/>
          <table:table-cell table:style-name="Default" table:formula="of:=&quot;gammatable[&quot;&amp;TEXT([.$A42];&quot;0&quot;)&amp;&quot;] = &quot;&amp;TEXT([.$D42];&quot;0&quot;)&amp;&quot;;&quot;" office:value-type="string" office:string-value="gammatable[41] = 33;">
            <text:p>gammatable[41] = 33;</text:p>
          </table:table-cell>
          <table:table-cell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2" table:formula="of:=[.$A43]/128" office:value-type="float" office:value="0.328125">
            <text:p>0.3281250</text:p>
          </table:table-cell>
          <table:table-cell table:style-name="ce2" table:formula="of:=[.$B43]^[.$E$1]" office:value-type="float" office:value="0.134545995806371">
            <text:p>0.1345460</text:p>
          </table:table-cell>
          <table:table-cell table:style-name="ce1" table:formula="of:=[.$C43]*255" office:value-type="float" office:value="34.3092289306246">
            <text:p>34</text:p>
          </table:table-cell>
          <table:table-cell/>
          <table:table-cell table:style-name="Default" table:formula="of:=&quot;gammatable[&quot;&amp;TEXT([.$A43];&quot;0&quot;)&amp;&quot;] = &quot;&amp;TEXT([.$D43];&quot;0&quot;)&amp;&quot;;&quot;" office:value-type="string" office:string-value="gammatable[42] = 34;">
            <text:p>gammatable[42] = 34;</text:p>
          </table:table-cell>
          <table:table-cell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2" table:formula="of:=[.$A44]/128" office:value-type="float" office:value="0.3359375">
            <text:p>0.3359375</text:p>
          </table:table-cell>
          <table:table-cell table:style-name="ce2" table:formula="of:=[.$B44]^[.$E$1]" office:value-type="float" office:value="0.140367082949264">
            <text:p>0.1403671</text:p>
          </table:table-cell>
          <table:table-cell table:style-name="ce1" table:formula="of:=[.$C44]*255" office:value-type="float" office:value="35.7936061520622">
            <text:p>36</text:p>
          </table:table-cell>
          <table:table-cell/>
          <table:table-cell table:style-name="Default" table:formula="of:=&quot;gammatable[&quot;&amp;TEXT([.$A44];&quot;0&quot;)&amp;&quot;] = &quot;&amp;TEXT([.$D44];&quot;0&quot;)&amp;&quot;;&quot;" office:value-type="string" office:string-value="gammatable[43] = 36;">
            <text:p>gammatable[43] = 36;</text:p>
          </table:table-cell>
          <table:table-cell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2" table:formula="of:=[.$A45]/128" office:value-type="float" office:value="0.34375">
            <text:p>0.3437500</text:p>
          </table:table-cell>
          <table:table-cell table:style-name="ce2" table:formula="of:=[.$B45]^[.$E$1]" office:value-type="float" office:value="0.146297489067862">
            <text:p>0.1462975</text:p>
          </table:table-cell>
          <table:table-cell table:style-name="ce1" table:formula="of:=[.$C45]*255" office:value-type="float" office:value="37.3058597123048">
            <text:p>37</text:p>
          </table:table-cell>
          <table:table-cell/>
          <table:table-cell table:style-name="Default" table:formula="of:=&quot;gammatable[&quot;&amp;TEXT([.$A45];&quot;0&quot;)&amp;&quot;] = &quot;&amp;TEXT([.$D45];&quot;0&quot;)&amp;&quot;;&quot;" office:value-type="string" office:string-value="gammatable[44] = 37;">
            <text:p>gammatable[44] = 37;</text:p>
          </table:table-cell>
          <table:table-cell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2" table:formula="of:=[.$A46]/128" office:value-type="float" office:value="0.3515625">
            <text:p>0.3515625</text:p>
          </table:table-cell>
          <table:table-cell table:style-name="ce2" table:formula="of:=[.$B46]^[.$E$1]" office:value-type="float" office:value="0.152336712624915">
            <text:p>0.1523367</text:p>
          </table:table-cell>
          <table:table-cell table:style-name="ce1" table:formula="of:=[.$C46]*255" office:value-type="float" office:value="38.8458617193533">
            <text:p>39</text:p>
          </table:table-cell>
          <table:table-cell/>
          <table:table-cell table:style-name="Default" table:formula="of:=&quot;gammatable[&quot;&amp;TEXT([.$A46];&quot;0&quot;)&amp;&quot;] = &quot;&amp;TEXT([.$D46];&quot;0&quot;)&amp;&quot;;&quot;" office:value-type="string" office:string-value="gammatable[45] = 39;">
            <text:p>gammatable[45] = 39;</text:p>
          </table:table-cell>
          <table:table-cell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2" table:formula="of:=[.$A47]/128" office:value-type="float" office:value="0.359375">
            <text:p>0.3593750</text:p>
          </table:table-cell>
          <table:table-cell table:style-name="ce2" table:formula="of:=[.$B47]^[.$E$1]" office:value-type="float" office:value="0.158484265580979">
            <text:p>0.1584843</text:p>
          </table:table-cell>
          <table:table-cell table:style-name="ce1" table:formula="of:=[.$C47]*255" office:value-type="float" office:value="40.4134877231496">
            <text:p>40</text:p>
          </table:table-cell>
          <table:table-cell/>
          <table:table-cell table:style-name="Default" table:formula="of:=&quot;gammatable[&quot;&amp;TEXT([.$A47];&quot;0&quot;)&amp;&quot;] = &quot;&amp;TEXT([.$D47];&quot;0&quot;)&amp;&quot;;&quot;" office:value-type="string" office:string-value="gammatable[46] = 40;">
            <text:p>gammatable[46] = 40;</text:p>
          </table:table-cell>
          <table:table-cell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2" table:formula="of:=[.$A48]/128" office:value-type="float" office:value="0.3671875">
            <text:p>0.3671875</text:p>
          </table:table-cell>
          <table:table-cell table:style-name="ce2" table:formula="of:=[.$B48]^[.$E$1]" office:value-type="float" office:value="0.164739672742969">
            <text:p>0.1647397</text:p>
          </table:table-cell>
          <table:table-cell table:style-name="ce1" table:formula="of:=[.$C48]*255" office:value-type="float" office:value="42.0086165494571">
            <text:p>42</text:p>
          </table:table-cell>
          <table:table-cell/>
          <table:table-cell table:style-name="Default" table:formula="of:=&quot;gammatable[&quot;&amp;TEXT([.$A48];&quot;0&quot;)&amp;&quot;] = &quot;&amp;TEXT([.$D48];&quot;0&quot;)&amp;&quot;;&quot;" office:value-type="string" office:string-value="gammatable[47] = 42;">
            <text:p>gammatable[47] = 42;</text:p>
          </table:table-cell>
          <table:table-cell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2" table:formula="of:=[.$A49]/128" office:value-type="float" office:value="0.375">
            <text:p>0.3750000</text:p>
          </table:table-cell>
          <table:table-cell table:style-name="ce2" table:formula="of:=[.$B49]^[.$E$1]" office:value-type="float" office:value="0.171102471157464">
            <text:p>0.1711025</text:p>
          </table:table-cell>
          <table:table-cell table:style-name="ce1" table:formula="of:=[.$C49]*255" office:value-type="float" office:value="43.6311301451534">
            <text:p>44</text:p>
          </table:table-cell>
          <table:table-cell/>
          <table:table-cell table:style-name="Default" table:formula="of:=&quot;gammatable[&quot;&amp;TEXT([.$A49];&quot;0&quot;)&amp;&quot;] = &quot;&amp;TEXT([.$D49];&quot;0&quot;)&amp;&quot;;&quot;" office:value-type="string" office:string-value="gammatable[48] = 44;">
            <text:p>gammatable[48] = 44;</text:p>
          </table:table-cell>
          <table:table-cell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2" table:formula="of:=[.$A50]/128" office:value-type="float" office:value="0.3828125">
            <text:p>0.3828125</text:p>
          </table:table-cell>
          <table:table-cell table:style-name="ce2" table:formula="of:=[.$B50]^[.$E$1]" office:value-type="float" office:value="0.177572209544818">
            <text:p>0.1775722</text:p>
          </table:table-cell>
          <table:table-cell table:style-name="ce1" table:formula="of:=[.$C50]*255" office:value-type="float" office:value="45.2809134339285">
            <text:p>45</text:p>
          </table:table-cell>
          <table:table-cell/>
          <table:table-cell table:style-name="Default" table:formula="of:=&quot;gammatable[&quot;&amp;TEXT([.$A50];&quot;0&quot;)&amp;&quot;] = &quot;&amp;TEXT([.$D50];&quot;0&quot;)&amp;&quot;;&quot;" office:value-type="string" office:string-value="gammatable[49] = 45;">
            <text:p>gammatable[49] = 45;</text:p>
          </table:table-cell>
          <table:table-cell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2" table:formula="of:=[.$A51]/128" office:value-type="float" office:value="0.390625">
            <text:p>0.3906250</text:p>
          </table:table-cell>
          <table:table-cell table:style-name="ce2" table:formula="of:=[.$B51]^[.$E$1]" office:value-type="float" office:value="0.184148447770543">
            <text:p>0.1841484</text:p>
          </table:table-cell>
          <table:table-cell table:style-name="ce1" table:formula="of:=[.$C51]*255" office:value-type="float" office:value="46.9578541814885">
            <text:p>47</text:p>
          </table:table-cell>
          <table:table-cell/>
          <table:table-cell table:style-name="Default" table:formula="of:=&quot;gammatable[&quot;&amp;TEXT([.$A51];&quot;0&quot;)&amp;&quot;] = &quot;&amp;TEXT([.$D51];&quot;0&quot;)&amp;&quot;;&quot;" office:value-type="string" office:string-value="gammatable[50] = 47;">
            <text:p>gammatable[50] = 47;</text:p>
          </table:table-cell>
          <table:table-cell/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2" table:formula="of:=[.$A52]/128" office:value-type="float" office:value="0.3984375">
            <text:p>0.3984375</text:p>
          </table:table-cell>
          <table:table-cell table:style-name="ce2" table:formula="of:=[.$B52]^[.$E$1]" office:value-type="float" office:value="0.190830756350821">
            <text:p>0.1908308</text:p>
          </table:table-cell>
          <table:table-cell table:style-name="ce1" table:formula="of:=[.$C52]*255" office:value-type="float" office:value="48.6618428694592">
            <text:p>49</text:p>
          </table:table-cell>
          <table:table-cell/>
          <table:table-cell table:style-name="Default" table:formula="of:=&quot;gammatable[&quot;&amp;TEXT([.$A52];&quot;0&quot;)&amp;&quot;] = &quot;&amp;TEXT([.$D52];&quot;0&quot;)&amp;&quot;;&quot;" office:value-type="string" office:string-value="gammatable[51] = 49;">
            <text:p>gammatable[51] = 49;</text:p>
          </table:table-cell>
          <table:table-cell/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2" table:formula="of:=[.$A53]/128" office:value-type="float" office:value="0.40625">
            <text:p>0.4062500</text:p>
          </table:table-cell>
          <table:table-cell table:style-name="ce2" table:formula="of:=[.$B53]^[.$E$1]" office:value-type="float" office:value="0.197618715989283">
            <text:p>0.1976187</text:p>
          </table:table-cell>
          <table:table-cell table:style-name="ce1" table:formula="of:=[.$C53]*255" office:value-type="float" office:value="50.3927725772673">
            <text:p>50</text:p>
          </table:table-cell>
          <table:table-cell/>
          <table:table-cell table:style-name="Default" table:formula="of:=&quot;gammatable[&quot;&amp;TEXT([.$A53];&quot;0&quot;)&amp;&quot;] = &quot;&amp;TEXT([.$D53];&quot;0&quot;)&amp;&quot;;&quot;" office:value-type="string" office:string-value="gammatable[52] = 50;">
            <text:p>gammatable[52] = 50;</text:p>
          </table:table-cell>
          <table:table-cell/>
        </table:table-row>
        <table:table-row table:style-name="ro1">
          <table:table-cell table:style-name="ce1" office:value-type="float" office:value="53">
            <text:p>53</text:p>
          </table:table-cell>
          <table:table-cell table:style-name="ce2" table:formula="of:=[.$A54]/128" office:value-type="float" office:value="0.4140625">
            <text:p>0.4140625</text:p>
          </table:table-cell>
          <table:table-cell table:style-name="ce2" table:formula="of:=[.$B54]^[.$E$1]" office:value-type="float" office:value="0.204511917142547">
            <text:p>0.2045119</text:p>
          </table:table-cell>
          <table:table-cell table:style-name="ce1" table:formula="of:=[.$C54]*255" office:value-type="float" office:value="52.1505388713496">
            <text:p>52</text:p>
          </table:table-cell>
          <table:table-cell/>
          <table:table-cell table:style-name="Default" table:formula="of:=&quot;gammatable[&quot;&amp;TEXT([.$A54];&quot;0&quot;)&amp;&quot;] = &quot;&amp;TEXT([.$D54];&quot;0&quot;)&amp;&quot;;&quot;" office:value-type="string" office:string-value="gammatable[53] = 52;">
            <text:p>gammatable[53] = 52;</text:p>
          </table:table-cell>
          <table:table-cell/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2" table:formula="of:=[.$A55]/128" office:value-type="float" office:value="0.421875">
            <text:p>0.4218750</text:p>
          </table:table-cell>
          <table:table-cell table:style-name="ce2" table:formula="of:=[.$B55]^[.$E$1]" office:value-type="float" office:value="0.211509959612177">
            <text:p>0.2115100</text:p>
          </table:table-cell>
          <table:table-cell table:style-name="ce1" table:formula="of:=[.$C55]*255" office:value-type="float" office:value="53.9350397011052">
            <text:p>54</text:p>
          </table:table-cell>
          <table:table-cell/>
          <table:table-cell table:style-name="Default" table:formula="of:=&quot;gammatable[&quot;&amp;TEXT([.$A55];&quot;0&quot;)&amp;&quot;] = &quot;&amp;TEXT([.$D55];&quot;0&quot;)&amp;&quot;;&quot;" office:value-type="string" office:string-value="gammatable[54] = 54;">
            <text:p>gammatable[54] = 54;</text:p>
          </table:table-cell>
          <table:table-cell/>
        </table:table-row>
        <table:table-row table:style-name="ro1">
          <table:table-cell table:style-name="ce1" office:value-type="float" office:value="55">
            <text:p>55</text:p>
          </table:table-cell>
          <table:table-cell table:style-name="ce2" table:formula="of:=[.$A56]/128" office:value-type="float" office:value="0.4296875">
            <text:p>0.4296875</text:p>
          </table:table-cell>
          <table:table-cell table:style-name="ce2" table:formula="of:=[.$B56]^[.$E$1]" office:value-type="float" office:value="0.218612452161024">
            <text:p>0.2186125</text:p>
          </table:table-cell>
          <table:table-cell table:style-name="ce1" table:formula="of:=[.$C56]*255" office:value-type="float" office:value="55.7461753010611">
            <text:p>56</text:p>
          </table:table-cell>
          <table:table-cell/>
          <table:table-cell table:style-name="Default" table:formula="of:=&quot;gammatable[&quot;&amp;TEXT([.$A56];&quot;0&quot;)&amp;&quot;] = &quot;&amp;TEXT([.$D56];&quot;0&quot;)&amp;&quot;;&quot;" office:value-type="string" office:string-value="gammatable[55] = 56;">
            <text:p>gammatable[55] = 56;</text:p>
          </table:table-cell>
          <table:table-cell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2" table:formula="of:=[.$A57]/128" office:value-type="float" office:value="0.4375">
            <text:p>0.4375000</text:p>
          </table:table-cell>
          <table:table-cell table:style-name="ce2" table:formula="of:=[.$B57]^[.$E$1]" office:value-type="float" office:value="0.225819012152055">
            <text:p>0.2258190</text:p>
          </table:table-cell>
          <table:table-cell table:style-name="ce1" table:formula="of:=[.$C57]*255" office:value-type="float" office:value="57.5838480987741">
            <text:p>58</text:p>
          </table:table-cell>
          <table:table-cell/>
          <table:table-cell table:style-name="Default" table:formula="of:=&quot;gammatable[&quot;&amp;TEXT([.$A57];&quot;0&quot;)&amp;&quot;] = &quot;&amp;TEXT([.$D57];&quot;0&quot;)&amp;&quot;;&quot;" office:value-type="string" office:string-value="gammatable[56] = 58;">
            <text:p>gammatable[56] = 58;</text:p>
          </table:table-cell>
          <table:table-cell/>
        </table:table-row>
        <table:table-row table:style-name="ro1">
          <table:table-cell table:style-name="ce1" office:value-type="float" office:value="57">
            <text:p>57</text:p>
          </table:table-cell>
          <table:table-cell table:style-name="ce2" table:formula="of:=[.$A58]/128" office:value-type="float" office:value="0.4453125">
            <text:p>0.4453125</text:p>
          </table:table-cell>
          <table:table-cell table:style-name="ce2" table:formula="of:=[.$B58]^[.$E$1]" office:value-type="float" office:value="0.233129265207979">
            <text:p>0.2331293</text:p>
          </table:table-cell>
          <table:table-cell table:style-name="ce1" table:formula="of:=[.$C58]*255" office:value-type="float" office:value="59.4479626280347">
            <text:p>59</text:p>
          </table:table-cell>
          <table:table-cell/>
          <table:table-cell table:style-name="Default" table:formula="of:=&quot;gammatable[&quot;&amp;TEXT([.$A58];&quot;0&quot;)&amp;&quot;] = &quot;&amp;TEXT([.$D58];&quot;0&quot;)&amp;&quot;;&quot;" office:value-type="string" office:string-value="gammatable[57] = 59;">
            <text:p>gammatable[57] = 59;</text:p>
          </table:table-cell>
          <table:table-cell/>
        </table:table-row>
        <table:table-row table:style-name="ro1">
          <table:table-cell table:style-name="ce1" office:value-type="float" office:value="58">
            <text:p>58</text:p>
          </table:table-cell>
          <table:table-cell table:style-name="ce2" table:formula="of:=[.$A59]/128" office:value-type="float" office:value="0.453125">
            <text:p>0.4531250</text:p>
          </table:table-cell>
          <table:table-cell table:style-name="ce2" table:formula="of:=[.$B59]^[.$E$1]" office:value-type="float" office:value="0.240542844890117">
            <text:p>0.2405428</text:p>
          </table:table-cell>
          <table:table-cell table:style-name="ce1" table:formula="of:=[.$C59]*255" office:value-type="float" office:value="61.3384254469798">
            <text:p>61</text:p>
          </table:table-cell>
          <table:table-cell/>
          <table:table-cell table:style-name="Default" table:formula="of:=&quot;gammatable[&quot;&amp;TEXT([.$A59];&quot;0&quot;)&amp;&quot;] = &quot;&amp;TEXT([.$D59];&quot;0&quot;)&amp;&quot;;&quot;" office:value-type="string" office:string-value="gammatable[58] = 61;">
            <text:p>gammatable[58] = 61;</text:p>
          </table:table-cell>
          <table:table-cell/>
        </table:table-row>
        <table:table-row table:style-name="ro1">
          <table:table-cell table:style-name="ce1" office:value-type="float" office:value="59">
            <text:p>59</text:p>
          </table:table-cell>
          <table:table-cell table:style-name="ce2" table:formula="of:=[.$A60]/128" office:value-type="float" office:value="0.4609375">
            <text:p>0.4609375</text:p>
          </table:table-cell>
          <table:table-cell table:style-name="ce2" table:formula="of:=[.$B60]^[.$E$1]" office:value-type="float" office:value="0.248059392395123">
            <text:p>0.2480594</text:p>
          </table:table-cell>
          <table:table-cell table:style-name="ce1" table:formula="of:=[.$C60]*255" office:value-type="float" office:value="63.2551450607563">
            <text:p>63</text:p>
          </table:table-cell>
          <table:table-cell/>
          <table:table-cell table:style-name="Default" table:formula="of:=&quot;gammatable[&quot;&amp;TEXT([.$A60];&quot;0&quot;)&amp;&quot;] = &quot;&amp;TEXT([.$D60];&quot;0&quot;)&amp;&quot;;&quot;" office:value-type="string" office:string-value="gammatable[59] = 63;">
            <text:p>gammatable[59] = 63;</text:p>
          </table:table-cell>
          <table:table-cell/>
        </table:table-row>
        <table:table-row table:style-name="ro1">
          <table:table-cell table:style-name="ce1" office:value-type="float" office:value="60">
            <text:p>60</text:p>
          </table:table-cell>
          <table:table-cell table:style-name="ce2" table:formula="of:=[.$A61]/128" office:value-type="float" office:value="0.46875">
            <text:p>0.4687500</text:p>
          </table:table-cell>
          <table:table-cell table:style-name="ce2" table:formula="of:=[.$B61]^[.$E$1]" office:value-type="float" office:value="0.255678556268271">
            <text:p>0.2556786</text:p>
          </table:table-cell>
          <table:table-cell table:style-name="ce1" table:formula="of:=[.$C61]*255" office:value-type="float" office:value="65.1980318484091">
            <text:p>65</text:p>
          </table:table-cell>
          <table:table-cell/>
          <table:table-cell table:style-name="Default" table:formula="of:=&quot;gammatable[&quot;&amp;TEXT([.$A61];&quot;0&quot;)&amp;&quot;] = &quot;&amp;TEXT([.$D61];&quot;0&quot;)&amp;&quot;;&quot;" office:value-type="string" office:string-value="gammatable[60] = 65;">
            <text:p>gammatable[60] = 65;</text:p>
          </table:table-cell>
          <table:table-cell/>
        </table:table-row>
        <table:table-row table:style-name="ro1">
          <table:table-cell table:style-name="ce1" office:value-type="float" office:value="61">
            <text:p>61</text:p>
          </table:table-cell>
          <table:table-cell table:style-name="ce2" table:formula="of:=[.$A62]/128" office:value-type="float" office:value="0.4765625">
            <text:p>0.4765625</text:p>
          </table:table-cell>
          <table:table-cell table:style-name="ce2" table:formula="of:=[.$B62]^[.$E$1]" office:value-type="float" office:value="0.263399992132138">
            <text:p>0.2634000</text:p>
          </table:table-cell>
          <table:table-cell table:style-name="ce1" table:formula="of:=[.$C62]*255" office:value-type="float" office:value="67.1669979936953">
            <text:p>67</text:p>
          </table:table-cell>
          <table:table-cell/>
          <table:table-cell table:style-name="Default" table:formula="of:=&quot;gammatable[&quot;&amp;TEXT([.$A62];&quot;0&quot;)&amp;&quot;] = &quot;&amp;TEXT([.$D62];&quot;0&quot;)&amp;&quot;;&quot;" office:value-type="string" office:string-value="gammatable[61] = 67;">
            <text:p>gammatable[61] = 67;</text:p>
          </table:table-cell>
          <table:table-cell/>
        </table:table-row>
        <table:table-row table:style-name="ro1">
          <table:table-cell table:style-name="ce1" office:value-type="float" office:value="62">
            <text:p>62</text:p>
          </table:table-cell>
          <table:table-cell table:style-name="ce2" table:formula="of:=[.$A63]/128" office:value-type="float" office:value="0.484375">
            <text:p>0.4843750</text:p>
          </table:table-cell>
          <table:table-cell table:style-name="ce2" table:formula="of:=[.$B63]^[.$E$1]" office:value-type="float" office:value="0.271223362429619">
            <text:p>0.2712234</text:p>
          </table:table-cell>
          <table:table-cell table:style-name="ce1" table:formula="of:=[.$C63]*255" office:value-type="float" office:value="69.1619574195529">
            <text:p>69</text:p>
          </table:table-cell>
          <table:table-cell/>
          <table:table-cell table:style-name="Default" table:formula="of:=&quot;gammatable[&quot;&amp;TEXT([.$A63];&quot;0&quot;)&amp;&quot;] = &quot;&amp;TEXT([.$D63];&quot;0&quot;)&amp;&quot;;&quot;" office:value-type="string" office:string-value="gammatable[62] = 69;">
            <text:p>gammatable[62] = 69;</text:p>
          </table:table-cell>
          <table:table-cell/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2" table:formula="of:=[.$A64]/128" office:value-type="float" office:value="0.4921875">
            <text:p>0.4921875</text:p>
          </table:table-cell>
          <table:table-cell table:style-name="ce2" table:formula="of:=[.$B64]^[.$E$1]" office:value-type="float" office:value="0.279148336180295">
            <text:p>0.2791483</text:p>
          </table:table-cell>
          <table:table-cell table:style-name="ce1" table:formula="of:=[.$C64]*255" office:value-type="float" office:value="71.1828257259752">
            <text:p>71</text:p>
          </table:table-cell>
          <table:table-cell/>
          <table:table-cell table:style-name="Default" table:formula="of:=&quot;gammatable[&quot;&amp;TEXT([.$A64];&quot;0&quot;)&amp;&quot;] = &quot;&amp;TEXT([.$D64];&quot;0&quot;)&amp;&quot;;&quot;" office:value-type="string" office:string-value="gammatable[63] = 71;">
            <text:p>gammatable[63] = 71;</text:p>
          </table:table-cell>
          <table:table-cell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2" table:formula="of:=[.$A65]/128" office:value-type="float" office:value="0.5">
            <text:p>0.5000000</text:p>
          </table:table-cell>
          <table:table-cell table:style-name="ce2" table:formula="of:=[.$B65]^[.$E$1]" office:value-type="float" office:value="0.287174588749259">
            <text:p>0.2871746</text:p>
          </table:table-cell>
          <table:table-cell table:style-name="ce1" table:formula="of:=[.$C65]*255" office:value-type="float" office:value="73.229520131061">
            <text:p>73</text:p>
          </table:table-cell>
          <table:table-cell/>
          <table:table-cell table:style-name="Default" table:formula="of:=&quot;gammatable[&quot;&amp;TEXT([.$A65];&quot;0&quot;)&amp;&quot;] = &quot;&amp;TEXT([.$D65];&quot;0&quot;)&amp;&quot;;&quot;" office:value-type="string" office:string-value="gammatable[64] = 73;">
            <text:p>gammatable[64] = 73;</text:p>
          </table:table-cell>
          <table:table-cell/>
        </table:table-row>
        <table:table-row table:style-name="ro1">
          <table:table-cell table:style-name="ce1" office:value-type="float" office:value="65">
            <text:p>65</text:p>
          </table:table-cell>
          <table:table-cell table:style-name="ce2" table:formula="of:=[.$A66]/128" office:value-type="float" office:value="0.5078125">
            <text:p>0.5078125</text:p>
          </table:table-cell>
          <table:table-cell table:style-name="ce2" table:formula="of:=[.$B66]^[.$E$1]" office:value-type="float" office:value="0.295301801627576">
            <text:p>0.2953018</text:p>
          </table:table-cell>
          <table:table-cell table:style-name="ce1" table:formula="of:=[.$C66]*255" office:value-type="float" office:value="75.3019594150319">
            <text:p>75</text:p>
          </table:table-cell>
          <table:table-cell/>
          <table:table-cell table:style-name="Default" table:formula="of:=&quot;gammatable[&quot;&amp;TEXT([.$A66];&quot;0&quot;)&amp;&quot;] = &quot;&amp;TEXT([.$D66];&quot;0&quot;)&amp;&quot;;&quot;" office:value-type="string" office:string-value="gammatable[65] = 75;">
            <text:p>gammatable[65] = 75;</text:p>
          </table:table-cell>
          <table:table-cell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2" table:formula="of:=[.$A67]/128" office:value-type="float" office:value="0.515625">
            <text:p>0.5156250</text:p>
          </table:table-cell>
          <table:table-cell table:style-name="ce2" table:formula="of:=[.$B67]^[.$E$1]" office:value-type="float" office:value="0.303529662223621">
            <text:p>0.3035297</text:p>
          </table:table-cell>
          <table:table-cell table:style-name="ce1" table:formula="of:=[.$C67]*255" office:value-type="float" office:value="77.4000638670233">
            <text:p>77</text:p>
          </table:table-cell>
          <table:table-cell/>
          <table:table-cell table:style-name="Default" table:formula="of:=&quot;gammatable[&quot;&amp;TEXT([.$A67];&quot;0&quot;)&amp;&quot;] = &quot;&amp;TEXT([.$D67];&quot;0&quot;)&amp;&quot;;&quot;" office:value-type="string" office:string-value="gammatable[66] = 77;">
            <text:p>gammatable[66] = 77;</text:p>
          </table:table-cell>
          <table:table-cell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2" table:formula="of:=[.$A68]/128" office:value-type="float" office:value="0.5234375">
            <text:p>0.5234375</text:p>
          </table:table-cell>
          <table:table-cell table:style-name="ce2" table:formula="of:=[.$B68]^[.$E$1]" office:value-type="float" office:value="0.311857863664597">
            <text:p>0.3118579</text:p>
          </table:table-cell>
          <table:table-cell table:style-name="ce1" table:formula="of:=[.$C68]*255" office:value-type="float" office:value="79.5237552344721">
            <text:p>80</text:p>
          </table:table-cell>
          <table:table-cell/>
          <table:table-cell table:style-name="Default" table:formula="of:=&quot;gammatable[&quot;&amp;TEXT([.$A68];&quot;0&quot;)&amp;&quot;] = &quot;&amp;TEXT([.$D68];&quot;0&quot;)&amp;&quot;;&quot;" office:value-type="string" office:string-value="gammatable[67] = 80;">
            <text:p>gammatable[67] = 80;</text:p>
          </table:table-cell>
          <table:table-cell/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2" table:formula="of:=[.$A69]/128" office:value-type="float" office:value="0.53125">
            <text:p>0.5312500</text:p>
          </table:table-cell>
          <table:table-cell table:style-name="ce2" table:formula="of:=[.$B69]^[.$E$1]" office:value-type="float" office:value="0.320286104607591">
            <text:p>0.3202861</text:p>
          </table:table-cell>
          <table:table-cell table:style-name="ce1" table:formula="of:=[.$C69]*255" office:value-type="float" office:value="81.6729566749357">
            <text:p>82</text:p>
          </table:table-cell>
          <table:table-cell/>
          <table:table-cell table:style-name="Default" table:formula="of:=&quot;gammatable[&quot;&amp;TEXT([.$A69];&quot;0&quot;)&amp;&quot;] = &quot;&amp;TEXT([.$D69];&quot;0&quot;)&amp;&quot;;&quot;" office:value-type="string" office:string-value="gammatable[68] = 82;">
            <text:p>gammatable[68] = 82;</text:p>
          </table:table-cell>
          <table:table-cell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2" table:formula="of:=[.$A70]/128" office:value-type="float" office:value="0.5390625">
            <text:p>0.5390625</text:p>
          </table:table-cell>
          <table:table-cell table:style-name="ce2" table:formula="of:=[.$B70]^[.$E$1]" office:value-type="float" office:value="0.328814089059582">
            <text:p>0.3288141</text:p>
          </table:table-cell>
          <table:table-cell table:style-name="ce1" table:formula="of:=[.$C70]*255" office:value-type="float" office:value="83.8475927101933">
            <text:p>84</text:p>
          </table:table-cell>
          <table:table-cell/>
          <table:table-cell table:style-name="Default" table:formula="of:=&quot;gammatable[&quot;&amp;TEXT([.$A70];&quot;0&quot;)&amp;&quot;] = &quot;&amp;TEXT([.$D70];&quot;0&quot;)&amp;&quot;;&quot;" office:value-type="string" office:string-value="gammatable[69] = 84;">
            <text:p>gammatable[69] = 84;</text:p>
          </table:table-cell>
          <table:table-cell/>
        </table:table-row>
        <table:table-row table:style-name="ro1">
          <table:table-cell table:style-name="ce1" office:value-type="float" office:value="70">
            <text:p>70</text:p>
          </table:table-cell>
          <table:table-cell table:style-name="ce2" table:formula="of:=[.$A71]/128" office:value-type="float" office:value="0.546875">
            <text:p>0.5468750</text:p>
          </table:table-cell>
          <table:table-cell table:style-name="ce2" table:formula="of:=[.$B71]^[.$E$1]" office:value-type="float" office:value="0.337441526205836">
            <text:p>0.3374415</text:p>
          </table:table-cell>
          <table:table-cell table:style-name="ce1" table:formula="of:=[.$C71]*255" office:value-type="float" office:value="86.0475891824882">
            <text:p>86</text:p>
          </table:table-cell>
          <table:table-cell/>
          <table:table-cell table:style-name="Default" table:formula="of:=&quot;gammatable[&quot;&amp;TEXT([.$A71];&quot;0&quot;)&amp;&quot;] = &quot;&amp;TEXT([.$D71];&quot;0&quot;)&amp;&quot;;&quot;" office:value-type="string" office:string-value="gammatable[70] = 86;">
            <text:p>gammatable[70] = 86;</text:p>
          </table:table-cell>
          <table:table-cell/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2" table:formula="of:=[.$A72]/128" office:value-type="float" office:value="0.5546875">
            <text:p>0.5546875</text:p>
          </table:table-cell>
          <table:table-cell table:style-name="ce2" table:formula="of:=[.$B72]^[.$E$1]" office:value-type="float" office:value="0.346168130246205">
            <text:p>0.3461681</text:p>
          </table:table-cell>
          <table:table-cell table:style-name="ce1" table:formula="of:=[.$C72]*255" office:value-type="float" office:value="88.2728732127822">
            <text:p>88</text:p>
          </table:table-cell>
          <table:table-cell/>
          <table:table-cell table:style-name="Default" table:formula="of:=&quot;gammatable[&quot;&amp;TEXT([.$A72];&quot;0&quot;)&amp;&quot;] = &quot;&amp;TEXT([.$D72];&quot;0&quot;)&amp;&quot;;&quot;" office:value-type="string" office:string-value="gammatable[71] = 88;">
            <text:p>gammatable[71] = 88;</text:p>
          </table:table-cell>
          <table:table-cell/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2" table:formula="of:=[.$A73]/128" office:value-type="float" office:value="0.5625">
            <text:p>0.5625000</text:p>
          </table:table-cell>
          <table:table-cell table:style-name="ce2" table:formula="of:=[.$B73]^[.$E$1]" office:value-type="float" office:value="0.354993620238837">
            <text:p>0.3549936</text:p>
          </table:table-cell>
          <table:table-cell table:style-name="ce1" table:formula="of:=[.$C73]*255" office:value-type="float" office:value="90.5233731609033">
            <text:p>91</text:p>
          </table:table-cell>
          <table:table-cell/>
          <table:table-cell table:style-name="Default" table:formula="of:=&quot;gammatable[&quot;&amp;TEXT([.$A73];&quot;0&quot;)&amp;&quot;] = &quot;&amp;TEXT([.$D73];&quot;0&quot;)&amp;&quot;;&quot;" office:value-type="string" office:string-value="gammatable[72] = 91;">
            <text:p>gammatable[72] = 91;</text:p>
          </table:table-cell>
          <table:table-cell/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2" table:formula="of:=[.$A74]/128" office:value-type="float" office:value="0.5703125">
            <text:p>0.5703125</text:p>
          </table:table-cell>
          <table:table-cell table:style-name="ce2" table:formula="of:=[.$B74]^[.$E$1]" office:value-type="float" office:value="0.363917719950878">
            <text:p>0.3639177</text:p>
          </table:table-cell>
          <table:table-cell table:style-name="ce1" table:formula="of:=[.$C74]*255" office:value-type="float" office:value="92.7990185874739">
            <text:p>93</text:p>
          </table:table-cell>
          <table:table-cell/>
          <table:table-cell table:style-name="Default" table:formula="of:=&quot;gammatable[&quot;&amp;TEXT([.$A74];&quot;0&quot;)&amp;&quot;] = &quot;&amp;TEXT([.$D74];&quot;0&quot;)&amp;&quot;;&quot;" office:value-type="string" office:string-value="gammatable[73] = 93;">
            <text:p>gammatable[73] = 93;</text:p>
          </table:table-cell>
          <table:table-cell/>
        </table:table-row>
        <table:table-row table:style-name="ro1">
          <table:table-cell table:style-name="ce1" office:value-type="float" office:value="74">
            <text:p>74</text:p>
          </table:table-cell>
          <table:table-cell table:style-name="ce2" table:formula="of:=[.$A75]/128" office:value-type="float" office:value="0.578125">
            <text:p>0.5781250</text:p>
          </table:table-cell>
          <table:table-cell table:style-name="ce2" table:formula="of:=[.$B75]^[.$E$1]" office:value-type="float" office:value="0.372940157715757">
            <text:p>0.3729402</text:p>
          </table:table-cell>
          <table:table-cell table:style-name="ce1" table:formula="of:=[.$C75]*255" office:value-type="float" office:value="95.099740217518">
            <text:p>95</text:p>
          </table:table-cell>
          <table:table-cell/>
          <table:table-cell table:style-name="Default" table:formula="of:=&quot;gammatable[&quot;&amp;TEXT([.$A75];&quot;0&quot;)&amp;&quot;] = &quot;&amp;TEXT([.$D75];&quot;0&quot;)&amp;&quot;;&quot;" office:value-type="string" office:string-value="gammatable[74] = 95;">
            <text:p>gammatable[74] = 95;</text:p>
          </table:table-cell>
          <table:table-cell/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2" table:formula="of:=[.$A76]/128" office:value-type="float" office:value="0.5859375">
            <text:p>0.5859375</text:p>
          </table:table-cell>
          <table:table-cell table:style-name="ce2" table:formula="of:=[.$B76]^[.$E$1]" office:value-type="float" office:value="0.38206066629667">
            <text:p>0.3820607</text:p>
          </table:table-cell>
          <table:table-cell table:style-name="ce1" table:formula="of:=[.$C76]*255" office:value-type="float" office:value="97.4254699056508">
            <text:p>97</text:p>
          </table:table-cell>
          <table:table-cell/>
          <table:table-cell table:style-name="Default" table:formula="of:=&quot;gammatable[&quot;&amp;TEXT([.$A76];&quot;0&quot;)&amp;&quot;] = &quot;&amp;TEXT([.$D76];&quot;0&quot;)&amp;&quot;;&quot;" office:value-type="string" office:string-value="gammatable[75] = 97;">
            <text:p>gammatable[75] = 97;</text:p>
          </table:table-cell>
          <table:table-cell/>
        </table:table-row>
        <table:table-row table:style-name="ro1">
          <table:table-cell table:style-name="ce1" office:value-type="float" office:value="76">
            <text:p>76</text:p>
          </table:table-cell>
          <table:table-cell table:style-name="ce2" table:formula="of:=[.$A77]/128" office:value-type="float" office:value="0.59375">
            <text:p>0.5937500</text:p>
          </table:table-cell>
          <table:table-cell table:style-name="ce2" table:formula="of:=[.$B77]^[.$E$1]" office:value-type="float" office:value="0.391278982755929">
            <text:p>0.3912790</text:p>
          </table:table-cell>
          <table:table-cell table:style-name="ce1" table:formula="of:=[.$C77]*255" office:value-type="float" office:value="99.776140602762">
            <text:p>100</text:p>
          </table:table-cell>
          <table:table-cell/>
          <table:table-cell table:style-name="Default" table:formula="of:=&quot;gammatable[&quot;&amp;TEXT([.$A77];&quot;0&quot;)&amp;&quot;] = &quot;&amp;TEXT([.$D77];&quot;0&quot;)&amp;&quot;;&quot;" office:value-type="string" office:string-value="gammatable[76] = 100;">
            <text:p>gammatable[76] = 100;</text:p>
          </table:table-cell>
          <table:table-cell/>
        </table:table-row>
        <table:table-row table:style-name="ro1">
          <table:table-cell table:style-name="ce1" office:value-type="float" office:value="77">
            <text:p>77</text:p>
          </table:table-cell>
          <table:table-cell table:style-name="ce2" table:formula="of:=[.$A78]/128" office:value-type="float" office:value="0.6015625">
            <text:p>0.6015625</text:p>
          </table:table-cell>
          <table:table-cell table:style-name="ce2" table:formula="of:=[.$B78]^[.$E$1]" office:value-type="float" office:value="0.40059484832984">
            <text:p>0.4005948</text:p>
          </table:table-cell>
          <table:table-cell table:style-name="ce1" table:formula="of:=[.$C78]*255" office:value-type="float" office:value="102.151686324109">
            <text:p>102</text:p>
          </table:table-cell>
          <table:table-cell/>
          <table:table-cell table:style-name="Default" table:formula="of:=&quot;gammatable[&quot;&amp;TEXT([.$A78];&quot;0&quot;)&amp;&quot;] = &quot;&amp;TEXT([.$D78];&quot;0&quot;)&amp;&quot;;&quot;" office:value-type="string" office:string-value="gammatable[77] = 102;">
            <text:p>gammatable[77] = 102;</text:p>
          </table:table-cell>
          <table:table-cell/>
        </table:table-row>
        <table:table-row table:style-name="ro1">
          <table:table-cell table:style-name="ce1" office:value-type="float" office:value="78">
            <text:p>78</text:p>
          </table:table-cell>
          <table:table-cell table:style-name="ce2" table:formula="of:=[.$A79]/128" office:value-type="float" office:value="0.609375">
            <text:p>0.6093750</text:p>
          </table:table-cell>
          <table:table-cell table:style-name="ce2" table:formula="of:=[.$B79]^[.$E$1]" office:value-type="float" office:value="0.410008008308802">
            <text:p>0.4100080</text:p>
          </table:table-cell>
          <table:table-cell table:style-name="ce1" table:formula="of:=[.$C79]*255" office:value-type="float" office:value="104.552042118745">
            <text:p>105</text:p>
          </table:table-cell>
          <table:table-cell/>
          <table:table-cell table:style-name="Default" table:formula="of:=&quot;gammatable[&quot;&amp;TEXT([.$A79];&quot;0&quot;)&amp;&quot;] = &quot;&amp;TEXT([.$D79];&quot;0&quot;)&amp;&quot;;&quot;" office:value-type="string" office:string-value="gammatable[78] = 105;">
            <text:p>gammatable[78] = 105;</text:p>
          </table:table-cell>
          <table:table-cell/>
        </table:table-row>
        <table:table-row table:style-name="ro1">
          <table:table-cell table:style-name="ce1" office:value-type="float" office:value="79">
            <text:p>79</text:p>
          </table:table-cell>
          <table:table-cell table:style-name="ce2" table:formula="of:=[.$A80]/128" office:value-type="float" office:value="0.6171875">
            <text:p>0.6171875</text:p>
          </table:table-cell>
          <table:table-cell table:style-name="ce2" table:formula="of:=[.$B80]^[.$E$1]" office:value-type="float" office:value="0.419518211922365">
            <text:p>0.4195182</text:p>
          </table:table-cell>
          <table:table-cell table:style-name="ce1" table:formula="of:=[.$C80]*255" office:value-type="float" office:value="106.977144040203">
            <text:p>107</text:p>
          </table:table-cell>
          <table:table-cell/>
          <table:table-cell table:style-name="Default" table:formula="of:=&quot;gammatable[&quot;&amp;TEXT([.$A80];&quot;0&quot;)&amp;&quot;] = &quot;&amp;TEXT([.$D80];&quot;0&quot;)&amp;&quot;;&quot;" office:value-type="string" office:string-value="gammatable[79] = 107;">
            <text:p>gammatable[79] = 107;</text:p>
          </table:table-cell>
          <table:table-cell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2" table:formula="of:=[.$A81]/128" office:value-type="float" office:value="0.625">
            <text:p>0.6250000</text:p>
          </table:table-cell>
          <table:table-cell table:style-name="ce2" table:formula="of:=[.$B81]^[.$E$1]" office:value-type="float" office:value="0.429125212228952">
            <text:p>0.4291252</text:p>
          </table:table-cell>
          <table:table-cell table:style-name="ce1" table:formula="of:=[.$C81]*255" office:value-type="float" office:value="109.426929118383">
            <text:p>109</text:p>
          </table:table-cell>
          <table:table-cell/>
          <table:table-cell table:style-name="Default" table:formula="of:=&quot;gammatable[&quot;&amp;TEXT([.$A81];&quot;0&quot;)&amp;&quot;] = &quot;&amp;TEXT([.$D81];&quot;0&quot;)&amp;&quot;;&quot;" office:value-type="string" office:string-value="gammatable[80] = 109;">
            <text:p>gammatable[80] = 109;</text:p>
          </table:table-cell>
          <table:table-cell/>
        </table:table-row>
        <table:table-row table:style-name="ro1">
          <table:table-cell table:style-name="ce1" office:value-type="float" office:value="81">
            <text:p>81</text:p>
          </table:table-cell>
          <table:table-cell table:style-name="ce2" table:formula="of:=[.$A82]/128" office:value-type="float" office:value="0.6328125">
            <text:p>0.6328125</text:p>
          </table:table-cell>
          <table:table-cell table:style-name="ce2" table:formula="of:=[.$B82]^[.$E$1]" office:value-type="float" office:value="0.438828766010031">
            <text:p>0.4388288</text:p>
          </table:table-cell>
          <table:table-cell table:style-name="ce1" table:formula="of:=[.$C82]*255" office:value-type="float" office:value="111.901335332558">
            <text:p>112</text:p>
          </table:table-cell>
          <table:table-cell/>
          <table:table-cell table:style-name="Default" table:formula="of:=&quot;gammatable[&quot;&amp;TEXT([.$A82];&quot;0&quot;)&amp;&quot;] = &quot;&amp;TEXT([.$D82];&quot;0&quot;)&amp;&quot;;&quot;" office:value-type="string" office:string-value="gammatable[81] = 112;">
            <text:p>gammatable[81] = 112;</text:p>
          </table:table-cell>
          <table:table-cell/>
        </table:table-row>
        <table:table-row table:style-name="ro1">
          <table:table-cell table:style-name="ce1" office:value-type="float" office:value="82">
            <text:p>82</text:p>
          </table:table-cell>
          <table:table-cell table:style-name="ce2" table:formula="of:=[.$A83]/128" office:value-type="float" office:value="0.640625">
            <text:p>0.6406250</text:p>
          </table:table-cell>
          <table:table-cell table:style-name="ce2" table:formula="of:=[.$B83]^[.$E$1]" office:value-type="float" office:value="0.448628633668475">
            <text:p>0.4486286</text:p>
          </table:table-cell>
          <table:table-cell table:style-name="ce1" table:formula="of:=[.$C83]*255" office:value-type="float" office:value="114.400301585461">
            <text:p>114</text:p>
          </table:table-cell>
          <table:table-cell/>
          <table:table-cell table:style-name="Default" table:formula="of:=&quot;gammatable[&quot;&amp;TEXT([.$A83];&quot;0&quot;)&amp;&quot;] = &quot;&amp;TEXT([.$D83];&quot;0&quot;)&amp;&quot;;&quot;" office:value-type="string" office:string-value="gammatable[82] = 114;">
            <text:p>gammatable[82] = 114;</text:p>
          </table:table-cell>
          <table:table-cell/>
        </table:table-row>
        <table:table-row table:style-name="ro1">
          <table:table-cell table:style-name="ce1" office:value-type="float" office:value="83">
            <text:p>83</text:p>
          </table:table-cell>
          <table:table-cell table:style-name="ce2" table:formula="of:=[.$A84]/128" office:value-type="float" office:value="0.6484375">
            <text:p>0.6484375</text:p>
          </table:table-cell>
          <table:table-cell table:style-name="ce2" table:formula="of:=[.$B84]^[.$E$1]" office:value-type="float" office:value="0.45852457913092">
            <text:p>0.4585246</text:p>
          </table:table-cell>
          <table:table-cell table:style-name="ce1" table:formula="of:=[.$C84]*255" office:value-type="float" office:value="116.923767678385">
            <text:p>117</text:p>
          </table:table-cell>
          <table:table-cell/>
          <table:table-cell table:style-name="Default" table:formula="of:=&quot;gammatable[&quot;&amp;TEXT([.$A84];&quot;0&quot;)&amp;&quot;] = &quot;&amp;TEXT([.$D84];&quot;0&quot;)&amp;&quot;;&quot;" office:value-type="string" office:string-value="gammatable[83] = 117;">
            <text:p>gammatable[83] = 117;</text:p>
          </table:table-cell>
          <table:table-cell/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2" table:formula="of:=[.$A85]/128" office:value-type="float" office:value="0.65625">
            <text:p>0.6562500</text:p>
          </table:table-cell>
          <table:table-cell table:style-name="ce2" table:formula="of:=[.$B85]^[.$E$1]" office:value-type="float" office:value="0.468516369753897">
            <text:p>0.4685164</text:p>
          </table:table-cell>
          <table:table-cell table:style-name="ce1" table:formula="of:=[.$C85]*255" office:value-type="float" office:value="119.471674287244">
            <text:p>119</text:p>
          </table:table-cell>
          <table:table-cell/>
          <table:table-cell table:style-name="Default" table:formula="of:=&quot;gammatable[&quot;&amp;TEXT([.$A85];&quot;0&quot;)&amp;&quot;] = &quot;&amp;TEXT([.$D85];&quot;0&quot;)&amp;&quot;;&quot;" office:value-type="string" office:string-value="gammatable[84] = 119;">
            <text:p>gammatable[84] = 119;</text:p>
          </table:table-cell>
          <table:table-cell/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2" table:formula="of:=[.$A86]/128" office:value-type="float" office:value="0.6640625">
            <text:p>0.6640625</text:p>
          </table:table-cell>
          <table:table-cell table:style-name="ce2" table:formula="of:=[.$B86]^[.$E$1]" office:value-type="float" office:value="0.478603776233567">
            <text:p>0.4786038</text:p>
          </table:table-cell>
          <table:table-cell table:style-name="ce1" table:formula="of:=[.$C86]*255" office:value-type="float" office:value="122.04396293956">
            <text:p>122</text:p>
          </table:table-cell>
          <table:table-cell/>
          <table:table-cell table:style-name="Default" table:formula="of:=&quot;gammatable[&quot;&amp;TEXT([.$A86];&quot;0&quot;)&amp;&quot;] = &quot;&amp;TEXT([.$D86];&quot;0&quot;)&amp;&quot;;&quot;" office:value-type="string" office:string-value="gammatable[85] = 122;">
            <text:p>gammatable[85] = 122;</text:p>
          </table:table-cell>
          <table:table-cell/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2" table:formula="of:=[.$A87]/128" office:value-type="float" office:value="0.671875">
            <text:p>0.6718750</text:p>
          </table:table-cell>
          <table:table-cell table:style-name="ce2" table:formula="of:=[.$B87]^[.$E$1]" office:value-type="float" office:value="0.488786572518861">
            <text:p>0.4887866</text:p>
          </table:table-cell>
          <table:table-cell table:style-name="ce1" table:formula="of:=[.$C87]*255" office:value-type="float" office:value="124.640575992309">
            <text:p>125</text:p>
          </table:table-cell>
          <table:table-cell/>
          <table:table-cell table:style-name="Default" table:formula="of:=&quot;gammatable[&quot;&amp;TEXT([.$A87];&quot;0&quot;)&amp;&quot;] = &quot;&amp;TEXT([.$D87];&quot;0&quot;)&amp;&quot;;&quot;" office:value-type="string" office:string-value="gammatable[86] = 125;">
            <text:p>gammatable[86] = 125;</text:p>
          </table:table-cell>
          <table:table-cell/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2" table:formula="of:=[.$A88]/128" office:value-type="float" office:value="0.6796875">
            <text:p>0.6796875</text:p>
          </table:table-cell>
          <table:table-cell table:style-name="ce2" table:formula="of:=[.$B88]^[.$E$1]" office:value-type="float" office:value="0.499064535727872">
            <text:p>0.4990645</text:p>
          </table:table-cell>
          <table:table-cell table:style-name="ce1" table:formula="of:=[.$C88]*255" office:value-type="float" office:value="127.261456610607">
            <text:p>127</text:p>
          </table:table-cell>
          <table:table-cell/>
          <table:table-cell table:style-name="Default" table:formula="of:=&quot;gammatable[&quot;&amp;TEXT([.$A88];&quot;0&quot;)&amp;&quot;] = &quot;&amp;TEXT([.$D88];&quot;0&quot;)&amp;&quot;;&quot;" office:value-type="string" office:string-value="gammatable[87] = 127;">
            <text:p>gammatable[87] = 127;</text:p>
          </table:table-cell>
          <table:table-cell/>
        </table:table-row>
        <table:table-row table:style-name="ro1">
          <table:table-cell table:style-name="ce1" office:value-type="float" office:value="88">
            <text:p>88</text:p>
          </table:table-cell>
          <table:table-cell table:style-name="ce2" table:formula="of:=[.$A89]/128" office:value-type="float" office:value="0.6875">
            <text:p>0.6875000</text:p>
          </table:table-cell>
          <table:table-cell table:style-name="ce2" table:formula="of:=[.$B89]^[.$E$1]" office:value-type="float" office:value="0.509437446067343">
            <text:p>0.5094374</text:p>
          </table:table-cell>
          <table:table-cell table:style-name="ce1" table:formula="of:=[.$C89]*255" office:value-type="float" office:value="129.906548747173">
            <text:p>130</text:p>
          </table:table-cell>
          <table:table-cell/>
          <table:table-cell table:style-name="Default" table:formula="of:=&quot;gammatable[&quot;&amp;TEXT([.$A89];&quot;0&quot;)&amp;&quot;] = &quot;&amp;TEXT([.$D89];&quot;0&quot;)&amp;&quot;;&quot;" office:value-type="string" office:string-value="gammatable[88] = 130;">
            <text:p>gammatable[88] = 130;</text:p>
          </table:table-cell>
          <table:table-cell/>
        </table:table-row>
        <table:table-row table:style-name="ro1">
          <table:table-cell table:style-name="ce1" office:value-type="float" office:value="89">
            <text:p>89</text:p>
          </table:table-cell>
          <table:table-cell table:style-name="ce2" table:formula="of:=[.$A90]/128" office:value-type="float" office:value="0.6953125">
            <text:p>0.6953125</text:p>
          </table:table-cell>
          <table:table-cell table:style-name="ce2" table:formula="of:=[.$B90]^[.$E$1]" office:value-type="float" office:value="0.519905086755083">
            <text:p>0.5199051</text:p>
          </table:table-cell>
          <table:table-cell table:style-name="ce1" table:formula="of:=[.$C90]*255" office:value-type="float" office:value="132.575797122546">
            <text:p>133</text:p>
          </table:table-cell>
          <table:table-cell/>
          <table:table-cell table:style-name="Default" table:formula="of:=&quot;gammatable[&quot;&amp;TEXT([.$A90];&quot;0&quot;)&amp;&quot;] = &quot;&amp;TEXT([.$D90];&quot;0&quot;)&amp;&quot;;&quot;" office:value-type="string" office:string-value="gammatable[89] = 133;">
            <text:p>gammatable[89] = 133;</text:p>
          </table:table-cell>
          <table:table-cell/>
        </table:table-row>
        <table:table-row table:style-name="ro1">
          <table:table-cell table:style-name="ce1" office:value-type="float" office:value="90">
            <text:p>90</text:p>
          </table:table-cell>
          <table:table-cell table:style-name="ce2" table:formula="of:=[.$A91]/128" office:value-type="float" office:value="0.703125">
            <text:p>0.7031250</text:p>
          </table:table-cell>
          <table:table-cell table:style-name="ce2" table:formula="of:=[.$B91]^[.$E$1]" office:value-type="float" office:value="0.530467243945197">
            <text:p>0.5304672</text:p>
          </table:table-cell>
          <table:table-cell table:style-name="ce1" table:formula="of:=[.$C91]*255" office:value-type="float" office:value="135.269147206025">
            <text:p>135</text:p>
          </table:table-cell>
          <table:table-cell/>
          <table:table-cell table:style-name="Default" table:formula="of:=&quot;gammatable[&quot;&amp;TEXT([.$A91];&quot;0&quot;)&amp;&quot;] = &quot;&amp;TEXT([.$D91];&quot;0&quot;)&amp;&quot;;&quot;" office:value-type="string" office:string-value="gammatable[90] = 135;">
            <text:p>gammatable[90] = 135;</text:p>
          </table:table-cell>
          <table:table-cell/>
        </table:table-row>
        <table:table-row table:style-name="ro1">
          <table:table-cell table:style-name="ce1" office:value-type="float" office:value="91">
            <text:p>91</text:p>
          </table:table-cell>
          <table:table-cell table:style-name="ce2" table:formula="of:=[.$A92]/128" office:value-type="float" office:value="0.7109375">
            <text:p>0.7109375</text:p>
          </table:table-cell>
          <table:table-cell table:style-name="ce2" table:formula="of:=[.$B92]^[.$E$1]" office:value-type="float" office:value="0.541123706655984">
            <text:p>0.5411237</text:p>
          </table:table-cell>
          <table:table-cell table:style-name="ce1" table:formula="of:=[.$C92]*255" office:value-type="float" office:value="137.986545197276">
            <text:p>138</text:p>
          </table:table-cell>
          <table:table-cell/>
          <table:table-cell table:style-name="Default" table:formula="of:=&quot;gammatable[&quot;&amp;TEXT([.$A92];&quot;0&quot;)&amp;&quot;] = &quot;&amp;TEXT([.$D92];&quot;0&quot;)&amp;&quot;;&quot;" office:value-type="string" office:string-value="gammatable[91] = 138;">
            <text:p>gammatable[91] = 138;</text:p>
          </table:table-cell>
          <table:table-cell/>
        </table:table-row>
        <table:table-row table:style-name="ro1">
          <table:table-cell table:style-name="ce1" office:value-type="float" office:value="92">
            <text:p>92</text:p>
          </table:table-cell>
          <table:table-cell table:style-name="ce2" table:formula="of:=[.$A93]/128" office:value-type="float" office:value="0.71875">
            <text:p>0.7187500</text:p>
          </table:table-cell>
          <table:table-cell table:style-name="ce2" table:formula="of:=[.$B93]^[.$E$1]" office:value-type="float" office:value="0.551874266700375">
            <text:p>0.5518743</text:p>
          </table:table-cell>
          <table:table-cell table:style-name="ce1" table:formula="of:=[.$C93]*255" office:value-type="float" office:value="140.727938008596">
            <text:p>141</text:p>
          </table:table-cell>
          <table:table-cell/>
          <table:table-cell table:style-name="Default" table:formula="of:=&quot;gammatable[&quot;&amp;TEXT([.$A93];&quot;0&quot;)&amp;&quot;] = &quot;&amp;TEXT([.$D93];&quot;0&quot;)&amp;&quot;;&quot;" office:value-type="string" office:string-value="gammatable[92] = 141;">
            <text:p>gammatable[92] = 141;</text:p>
          </table:table-cell>
          <table:table-cell/>
        </table:table-row>
        <table:table-row table:style-name="ro1">
          <table:table-cell table:style-name="ce1" office:value-type="float" office:value="93">
            <text:p>93</text:p>
          </table:table-cell>
          <table:table-cell table:style-name="ce2" table:formula="of:=[.$A94]/128" office:value-type="float" office:value="0.7265625">
            <text:p>0.7265625</text:p>
          </table:table-cell>
          <table:table-cell table:style-name="ce2" table:formula="of:=[.$B94]^[.$E$1]" office:value-type="float" office:value="0.562718718618812">
            <text:p>0.5627187</text:p>
          </table:table-cell>
          <table:table-cell table:style-name="ce1" table:formula="of:=[.$C94]*255" office:value-type="float" office:value="143.493273247797">
            <text:p>143</text:p>
          </table:table-cell>
          <table:table-cell/>
          <table:table-cell table:style-name="Default" table:formula="of:=&quot;gammatable[&quot;&amp;TEXT([.$A94];&quot;0&quot;)&amp;&quot;] = &quot;&amp;TEXT([.$D94];&quot;0&quot;)&amp;&quot;;&quot;" office:value-type="string" office:string-value="gammatable[93] = 143;">
            <text:p>gammatable[93] = 143;</text:p>
          </table:table-cell>
          <table:table-cell/>
        </table:table-row>
        <table:table-row table:style-name="ro1">
          <table:table-cell table:style-name="ce1" office:value-type="float" office:value="94">
            <text:p>94</text:p>
          </table:table-cell>
          <table:table-cell table:style-name="ce2" table:formula="of:=[.$A95]/128" office:value-type="float" office:value="0.734375">
            <text:p>0.7343750</text:p>
          </table:table-cell>
          <table:table-cell table:style-name="ce2" table:formula="of:=[.$B95]^[.$E$1]" office:value-type="float" office:value="0.573656859614443">
            <text:p>0.5736569</text:p>
          </table:table-cell>
          <table:table-cell table:style-name="ce1" table:formula="of:=[.$C95]*255" office:value-type="float" office:value="146.282499201683">
            <text:p>146</text:p>
          </table:table-cell>
          <table:table-cell/>
          <table:table-cell table:style-name="Default" table:formula="of:=&quot;gammatable[&quot;&amp;TEXT([.$A95];&quot;0&quot;)&amp;&quot;] = &quot;&amp;TEXT([.$D95];&quot;0&quot;)&amp;&quot;;&quot;" office:value-type="string" office:string-value="gammatable[94] = 146;">
            <text:p>gammatable[94] = 146;</text:p>
          </table:table-cell>
          <table:table-cell/>
        </table:table-row>
        <table:table-row table:style-name="ro1">
          <table:table-cell table:style-name="ce1" office:value-type="float" office:value="95">
            <text:p>95</text:p>
          </table:table-cell>
          <table:table-cell table:style-name="ce2" table:formula="of:=[.$A96]/128" office:value-type="float" office:value="0.7421875">
            <text:p>0.7421875</text:p>
          </table:table-cell>
          <table:table-cell table:style-name="ce2" table:formula="of:=[.$B96]^[.$E$1]" office:value-type="float" office:value="0.584688489490525">
            <text:p>0.5846885</text:p>
          </table:table-cell>
          <table:table-cell table:style-name="ce1" table:formula="of:=[.$C96]*255" office:value-type="float" office:value="149.095564820084">
            <text:p>149</text:p>
          </table:table-cell>
          <table:table-cell/>
          <table:table-cell table:style-name="Default" table:formula="of:=&quot;gammatable[&quot;&amp;TEXT([.$A96];&quot;0&quot;)&amp;&quot;] = &quot;&amp;TEXT([.$D96];&quot;0&quot;)&amp;&quot;;&quot;" office:value-type="string" office:string-value="gammatable[95] = 149;">
            <text:p>gammatable[95] = 149;</text:p>
          </table:table-cell>
          <table:table-cell/>
        </table:table-row>
        <table:table-row table:style-name="ro1">
          <table:table-cell table:style-name="ce1" office:value-type="float" office:value="96">
            <text:p>96</text:p>
          </table:table-cell>
          <table:table-cell table:style-name="ce2" table:formula="of:=[.$A97]/128" office:value-type="float" office:value="0.75">
            <text:p>0.7500000</text:p>
          </table:table-cell>
          <table:table-cell table:style-name="ce2" table:formula="of:=[.$B97]^[.$E$1]" office:value-type="float" office:value="0.595813410589957">
            <text:p>0.5958134</text:p>
          </table:table-cell>
          <table:table-cell table:style-name="ce1" table:formula="of:=[.$C97]*255" office:value-type="float" office:value="151.932419700439">
            <text:p>152</text:p>
          </table:table-cell>
          <table:table-cell/>
          <table:table-cell table:style-name="Default" table:formula="of:=&quot;gammatable[&quot;&amp;TEXT([.$A97];&quot;0&quot;)&amp;&quot;] = &quot;&amp;TEXT([.$D97];&quot;0&quot;)&amp;&quot;;&quot;" office:value-type="string" office:string-value="gammatable[96] = 152;">
            <text:p>gammatable[96] = 152;</text:p>
          </table:table-cell>
          <table:table-cell/>
        </table:table-row>
        <table:table-row table:style-name="ro1">
          <table:table-cell table:style-name="ce1" office:value-type="float" office:value="97">
            <text:p>97</text:p>
          </table:table-cell>
          <table:table-cell table:style-name="ce2" table:formula="of:=[.$A98]/128" office:value-type="float" office:value="0.7578125">
            <text:p>0.7578125</text:p>
          </table:table-cell>
          <table:table-cell table:style-name="ce2" table:formula="of:=[.$B98]^[.$E$1]" office:value-type="float" office:value="0.60703142773683">
            <text:p>0.6070314</text:p>
          </table:table-cell>
          <table:table-cell table:style-name="ce1" table:formula="of:=[.$C98]*255" office:value-type="float" office:value="154.793014072892">
            <text:p>155</text:p>
          </table:table-cell>
          <table:table-cell/>
          <table:table-cell table:style-name="Default" table:formula="of:=&quot;gammatable[&quot;&amp;TEXT([.$A98];&quot;0&quot;)&amp;&quot;] = &quot;&amp;TEXT([.$D98];&quot;0&quot;)&amp;&quot;;&quot;" office:value-type="string" office:string-value="gammatable[97] = 155;">
            <text:p>gammatable[97] = 155;</text:p>
          </table:table-cell>
          <table:table-cell/>
        </table:table-row>
        <table:table-row table:style-name="ro1">
          <table:table-cell table:style-name="ce1" office:value-type="float" office:value="98">
            <text:p>98</text:p>
          </table:table-cell>
          <table:table-cell table:style-name="ce2" table:formula="of:=[.$A99]/128" office:value-type="float" office:value="0.765625">
            <text:p>0.7656250</text:p>
          </table:table-cell>
          <table:table-cell table:style-name="ce2" table:formula="of:=[.$B99]^[.$E$1]" office:value-type="float" office:value="0.618342348179913">
            <text:p>0.6183423</text:p>
          </table:table-cell>
          <table:table-cell table:style-name="ce1" table:formula="of:=[.$C99]*255" office:value-type="float" office:value="157.677298785878">
            <text:p>158</text:p>
          </table:table-cell>
          <table:table-cell/>
          <table:table-cell table:style-name="Default" table:formula="of:=&quot;gammatable[&quot;&amp;TEXT([.$A99];&quot;0&quot;)&amp;&quot;] = &quot;&amp;TEXT([.$D99];&quot;0&quot;)&amp;&quot;;&quot;" office:value-type="string" office:string-value="gammatable[98] = 158;">
            <text:p>gammatable[98] = 158;</text:p>
          </table:table-cell>
          <table:table-cell/>
        </table:table-row>
        <table:table-row table:style-name="ro1">
          <table:table-cell table:style-name="ce1" office:value-type="float" office:value="99">
            <text:p>99</text:p>
          </table:table-cell>
          <table:table-cell table:style-name="ce2" table:formula="of:=[.$A100]/128" office:value-type="float" office:value="0.7734375">
            <text:p>0.7734375</text:p>
          </table:table-cell>
          <table:table-cell table:style-name="ce2" table:formula="of:=[.$B100]^[.$E$1]" office:value-type="float" office:value="0.629745981537999">
            <text:p>0.6297460</text:p>
          </table:table-cell>
          <table:table-cell table:style-name="ce1" table:formula="of:=[.$C100]*255" office:value-type="float" office:value="160.58522529219">
            <text:p>161</text:p>
          </table:table-cell>
          <table:table-cell/>
          <table:table-cell table:style-name="Default" table:formula="of:=&quot;gammatable[&quot;&amp;TEXT([.$A100];&quot;0&quot;)&amp;&quot;] = &quot;&amp;TEXT([.$D100];&quot;0&quot;)&amp;&quot;;&quot;" office:value-type="string" office:string-value="gammatable[99] = 161;">
            <text:p>gammatable[99] = 161;</text:p>
          </table:table-cell>
          <table:table-cell/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2" table:formula="of:=[.$A101]/128" office:value-type="float" office:value="0.78125">
            <text:p>0.7812500</text:p>
          </table:table-cell>
          <table:table-cell table:style-name="ce2" table:formula="of:=[.$B101]^[.$E$1]" office:value-type="float" office:value="0.641242139747013">
            <text:p>0.6412421</text:p>
          </table:table-cell>
          <table:table-cell table:style-name="ce1" table:formula="of:=[.$C101]*255" office:value-type="float" office:value="163.516745635488">
            <text:p>164</text:p>
          </table:table-cell>
          <table:table-cell/>
          <table:table-cell table:style-name="Default" table:formula="of:=&quot;gammatable[&quot;&amp;TEXT([.$A101];&quot;0&quot;)&amp;&quot;] = &quot;&amp;TEXT([.$D101];&quot;0&quot;)&amp;&quot;;&quot;" office:value-type="string" office:string-value="gammatable[100] = 164;">
            <text:p>gammatable[100] = 164;</text:p>
          </table:table-cell>
          <table:table-cell/>
        </table:table-row>
        <table:table-row table:style-name="ro1">
          <table:table-cell table:style-name="ce1" office:value-type="float" office:value="101">
            <text:p>101</text:p>
          </table:table-cell>
          <table:table-cell table:style-name="ce2" table:formula="of:=[.$A102]/128" office:value-type="float" office:value="0.7890625">
            <text:p>0.7890625</text:p>
          </table:table-cell>
          <table:table-cell table:style-name="ce2" table:formula="of:=[.$B102]^[.$E$1]" office:value-type="float" office:value="0.652830637008834">
            <text:p>0.6528306</text:p>
          </table:table-cell>
          <table:table-cell table:style-name="ce1" table:formula="of:=[.$C102]*255" office:value-type="float" office:value="166.471812437253">
            <text:p>166</text:p>
          </table:table-cell>
          <table:table-cell/>
          <table:table-cell table:style-name="Default" table:formula="of:=&quot;gammatable[&quot;&amp;TEXT([.$A102];&quot;0&quot;)&amp;&quot;] = &quot;&amp;TEXT([.$D102];&quot;0&quot;)&amp;&quot;;&quot;" office:value-type="string" office:string-value="gammatable[101] = 166;">
            <text:p>gammatable[101] = 166;</text:p>
          </table:table-cell>
          <table:table-cell/>
        </table:table-row>
        <table:table-row table:style-name="ro1">
          <table:table-cell table:style-name="ce1" office:value-type="float" office:value="102">
            <text:p>102</text:p>
          </table:table-cell>
          <table:table-cell table:style-name="ce2" table:formula="of:=[.$A103]/128" office:value-type="float" office:value="0.796875">
            <text:p>0.7968750</text:p>
          </table:table-cell>
          <table:table-cell table:style-name="ce2" table:formula="of:=[.$B103]^[.$E$1]" office:value-type="float" office:value="0.664511289741729">
            <text:p>0.6645113</text:p>
          </table:table-cell>
          <table:table-cell table:style-name="ce1" table:formula="of:=[.$C103]*255" office:value-type="float" office:value="169.450378884141">
            <text:p>169</text:p>
          </table:table-cell>
          <table:table-cell/>
          <table:table-cell table:style-name="Default" table:formula="of:=&quot;gammatable[&quot;&amp;TEXT([.$A103];&quot;0&quot;)&amp;&quot;] = &quot;&amp;TEXT([.$D103];&quot;0&quot;)&amp;&quot;;&quot;" office:value-type="string" office:string-value="gammatable[102] = 169;">
            <text:p>gammatable[102] = 169;</text:p>
          </table:table-cell>
          <table:table-cell/>
        </table:table-row>
        <table:table-row table:style-name="ro1">
          <table:table-cell table:style-name="ce1" office:value-type="float" office:value="103">
            <text:p>103</text:p>
          </table:table-cell>
          <table:table-cell table:style-name="ce2" table:formula="of:=[.$A104]/128" office:value-type="float" office:value="0.8046875">
            <text:p>0.8046875</text:p>
          </table:table-cell>
          <table:table-cell table:style-name="ce2" table:formula="of:=[.$B104]^[.$E$1]" office:value-type="float" office:value="0.676283916532366">
            <text:p>0.6762839</text:p>
          </table:table-cell>
          <table:table-cell table:style-name="ce1" table:formula="of:=[.$C104]*255" office:value-type="float" office:value="172.452398715754">
            <text:p>172</text:p>
          </table:table-cell>
          <table:table-cell/>
          <table:table-cell table:style-name="Default" table:formula="of:=&quot;gammatable[&quot;&amp;TEXT([.$A104];&quot;0&quot;)&amp;&quot;] = &quot;&amp;TEXT([.$D104];&quot;0&quot;)&amp;&quot;;&quot;" office:value-type="string" office:string-value="gammatable[103] = 172;">
            <text:p>gammatable[103] = 172;</text:p>
          </table:table-cell>
          <table:table-cell/>
        </table:table-row>
        <table:table-row table:style-name="ro1">
          <table:table-cell table:style-name="ce1" office:value-type="float" office:value="104">
            <text:p>104</text:p>
          </table:table-cell>
          <table:table-cell table:style-name="ce2" table:formula="of:=[.$A105]/128" office:value-type="float" office:value="0.8125">
            <text:p>0.8125000</text:p>
          </table:table-cell>
          <table:table-cell table:style-name="ce2" table:formula="of:=[.$B105]^[.$E$1]" office:value-type="float" office:value="0.68814833808931">
            <text:p>0.6881483</text:p>
          </table:table-cell>
          <table:table-cell table:style-name="ce1" table:formula="of:=[.$C105]*255" office:value-type="float" office:value="175.477826212774">
            <text:p>175</text:p>
          </table:table-cell>
          <table:table-cell/>
          <table:table-cell table:style-name="Default" table:formula="of:=&quot;gammatable[&quot;&amp;TEXT([.$A105];&quot;0&quot;)&amp;&quot;] = &quot;&amp;TEXT([.$D105];&quot;0&quot;)&amp;&quot;;&quot;" office:value-type="string" office:string-value="gammatable[104] = 175;">
            <text:p>gammatable[104] = 175;</text:p>
          </table:table-cell>
          <table:table-cell/>
        </table:table-row>
        <table:table-row table:style-name="ro1">
          <table:table-cell table:style-name="ce1" office:value-type="float" office:value="105">
            <text:p>105</text:p>
          </table:table-cell>
          <table:table-cell table:style-name="ce2" table:formula="of:=[.$A106]/128" office:value-type="float" office:value="0.8203125">
            <text:p>0.8203125</text:p>
          </table:table-cell>
          <table:table-cell table:style-name="ce2" table:formula="of:=[.$B106]^[.$E$1]" office:value-type="float" office:value="0.700104377197958">
            <text:p>0.7001044</text:p>
          </table:table-cell>
          <table:table-cell table:style-name="ce1" table:formula="of:=[.$C106]*255" office:value-type="float" office:value="178.526616185479">
            <text:p>179</text:p>
          </table:table-cell>
          <table:table-cell/>
          <table:table-cell table:style-name="Default" table:formula="of:=&quot;gammatable[&quot;&amp;TEXT([.$A106];&quot;0&quot;)&amp;&quot;] = &quot;&amp;TEXT([.$D106];&quot;0&quot;)&amp;&quot;;&quot;" office:value-type="string" office:string-value="gammatable[105] = 179;">
            <text:p>gammatable[105] = 179;</text:p>
          </table:table-cell>
          <table:table-cell/>
        </table:table-row>
        <table:table-row table:style-name="ro1">
          <table:table-cell table:style-name="ce1" office:value-type="float" office:value="106">
            <text:p>106</text:p>
          </table:table-cell>
          <table:table-cell table:style-name="ce2" table:formula="of:=[.$A107]/128" office:value-type="float" office:value="0.828125">
            <text:p>0.8281250</text:p>
          </table:table-cell>
          <table:table-cell table:style-name="ce2" table:formula="of:=[.$B107]^[.$E$1]" office:value-type="float" office:value="0.712151858676859">
            <text:p>0.7121519</text:p>
          </table:table-cell>
          <table:table-cell table:style-name="ce1" table:formula="of:=[.$C107]*255" office:value-type="float" office:value="181.598723962599">
            <text:p>182</text:p>
          </table:table-cell>
          <table:table-cell/>
          <table:table-cell table:style-name="Default" table:formula="of:=&quot;gammatable[&quot;&amp;TEXT([.$A107];&quot;0&quot;)&amp;&quot;] = &quot;&amp;TEXT([.$D107];&quot;0&quot;)&amp;&quot;;&quot;" office:value-type="string" office:string-value="gammatable[106] = 182;">
            <text:p>gammatable[106] = 182;</text:p>
          </table:table-cell>
          <table:table-cell/>
        </table:table-row>
        <table:table-row table:style-name="ro1">
          <table:table-cell table:style-name="ce1" office:value-type="float" office:value="107">
            <text:p>107</text:p>
          </table:table-cell>
          <table:table-cell table:style-name="ce2" table:formula="of:=[.$A108]/128" office:value-type="float" office:value="0.8359375">
            <text:p>0.8359375</text:p>
          </table:table-cell>
          <table:table-cell table:style-name="ce2" table:formula="of:=[.$B108]^[.$E$1]" office:value-type="float" office:value="0.724290609335355">
            <text:p>0.7242906</text:p>
          </table:table-cell>
          <table:table-cell table:style-name="ce1" table:formula="of:=[.$C108]*255" office:value-type="float" office:value="184.694105380515">
            <text:p>185</text:p>
          </table:table-cell>
          <table:table-cell/>
          <table:table-cell table:style-name="Default" table:formula="of:=&quot;gammatable[&quot;&amp;TEXT([.$A108];&quot;0&quot;)&amp;&quot;] = &quot;&amp;TEXT([.$D108];&quot;0&quot;)&amp;&quot;;&quot;" office:value-type="string" office:string-value="gammatable[107] = 185;">
            <text:p>gammatable[107] = 185;</text:p>
          </table:table-cell>
          <table:table-cell/>
        </table:table-row>
        <table:table-row table:style-name="ro1">
          <table:table-cell table:style-name="ce1" office:value-type="float" office:value="108">
            <text:p>108</text:p>
          </table:table-cell>
          <table:table-cell table:style-name="ce2" table:formula="of:=[.$A109]/128" office:value-type="float" office:value="0.84375">
            <text:p>0.8437500</text:p>
          </table:table-cell>
          <table:table-cell table:style-name="ce2" table:formula="of:=[.$B109]^[.$E$1]" office:value-type="float" office:value="0.736520457932485">
            <text:p>0.7365205</text:p>
          </table:table-cell>
          <table:table-cell table:style-name="ce1" table:formula="of:=[.$C109]*255" office:value-type="float" office:value="187.812716772784">
            <text:p>188</text:p>
          </table:table-cell>
          <table:table-cell/>
          <table:table-cell table:style-name="Default" table:formula="of:=&quot;gammatable[&quot;&amp;TEXT([.$A109];&quot;0&quot;)&amp;&quot;] = &quot;&amp;TEXT([.$D109];&quot;0&quot;)&amp;&quot;;&quot;" office:value-type="string" office:string-value="gammatable[108] = 188;">
            <text:p>gammatable[108] = 188;</text:p>
          </table:table-cell>
          <table:table-cell/>
        </table:table-row>
        <table:table-row table:style-name="ro1">
          <table:table-cell table:style-name="ce1" office:value-type="float" office:value="109">
            <text:p>109</text:p>
          </table:table-cell>
          <table:table-cell table:style-name="ce2" table:formula="of:=[.$A110]/128" office:value-type="float" office:value="0.8515625">
            <text:p>0.8515625</text:p>
          </table:table-cell>
          <table:table-cell table:style-name="ce2" table:formula="of:=[.$B110]^[.$E$1]" office:value-type="float" office:value="0.748841235137128">
            <text:p>0.7488412</text:p>
          </table:table-cell>
          <table:table-cell table:style-name="ce1" table:formula="of:=[.$C110]*255" office:value-type="float" office:value="190.954514959968">
            <text:p>191</text:p>
          </table:table-cell>
          <table:table-cell/>
          <table:table-cell table:style-name="Default" table:formula="of:=&quot;gammatable[&quot;&amp;TEXT([.$A110];&quot;0&quot;)&amp;&quot;] = &quot;&amp;TEXT([.$D110];&quot;0&quot;)&amp;&quot;;&quot;" office:value-type="string" office:string-value="gammatable[109] = 191;">
            <text:p>gammatable[109] = 191;</text:p>
          </table:table-cell>
          <table:table-cell/>
        </table:table-row>
        <table:table-row table:style-name="ro1">
          <table:table-cell table:style-name="ce1" office:value-type="float" office:value="110">
            <text:p>110</text:p>
          </table:table-cell>
          <table:table-cell table:style-name="ce2" table:formula="of:=[.$A111]/128" office:value-type="float" office:value="0.859375">
            <text:p>0.8593750</text:p>
          </table:table-cell>
          <table:table-cell table:style-name="ce2" table:formula="of:=[.$B111]^[.$E$1]" office:value-type="float" office:value="0.761252773489306">
            <text:p>0.7612528</text:p>
          </table:table-cell>
          <table:table-cell table:style-name="ce1" table:formula="of:=[.$C111]*255" office:value-type="float" office:value="194.119457239773">
            <text:p>194</text:p>
          </table:table-cell>
          <table:table-cell/>
          <table:table-cell table:style-name="Default" table:formula="of:=&quot;gammatable[&quot;&amp;TEXT([.$A111];&quot;0&quot;)&amp;&quot;] = &quot;&amp;TEXT([.$D111];&quot;0&quot;)&amp;&quot;;&quot;" office:value-type="string" office:string-value="gammatable[110] = 194;">
            <text:p>gammatable[110] = 194;</text:p>
          </table:table-cell>
          <table:table-cell/>
        </table:table-row>
        <table:table-row table:style-name="ro1">
          <table:table-cell table:style-name="ce1" office:value-type="float" office:value="111">
            <text:p>111</text:p>
          </table:table-cell>
          <table:table-cell table:style-name="ce2" table:formula="of:=[.$A112]/128" office:value-type="float" office:value="0.8671875">
            <text:p>0.8671875</text:p>
          </table:table-cell>
          <table:table-cell table:style-name="ce2" table:formula="of:=[.$B112]^[.$E$1]" office:value-type="float" office:value="0.773754907362621">
            <text:p>0.7737549</text:p>
          </table:table-cell>
          <table:table-cell table:style-name="ce1" table:formula="of:=[.$C112]*255" office:value-type="float" office:value="197.307501377468">
            <text:p>197</text:p>
          </table:table-cell>
          <table:table-cell/>
          <table:table-cell table:style-name="Default" table:formula="of:=&quot;gammatable[&quot;&amp;TEXT([.$A112];&quot;0&quot;)&amp;&quot;] = &quot;&amp;TEXT([.$D112];&quot;0&quot;)&amp;&quot;;&quot;" office:value-type="string" office:string-value="gammatable[111] = 197;">
            <text:p>gammatable[111] = 197;</text:p>
          </table:table-cell>
          <table:table-cell/>
        </table:table-row>
        <table:table-row table:style-name="ro1">
          <table:table-cell table:style-name="ce1" office:value-type="float" office:value="112">
            <text:p>112</text:p>
          </table:table-cell>
          <table:table-cell table:style-name="ce2" table:formula="of:=[.$A113]/128" office:value-type="float" office:value="0.875">
            <text:p>0.8750000</text:p>
          </table:table-cell>
          <table:table-cell table:style-name="ce2" table:formula="of:=[.$B113]^[.$E$1]" office:value-type="float" office:value="0.786347472927785">
            <text:p>0.7863475</text:p>
          </table:table-cell>
          <table:table-cell table:style-name="ce1" table:formula="of:=[.$C113]*255" office:value-type="float" office:value="200.518605596585">
            <text:p>201</text:p>
          </table:table-cell>
          <table:table-cell/>
          <table:table-cell table:style-name="Default" table:formula="of:=&quot;gammatable[&quot;&amp;TEXT([.$A113];&quot;0&quot;)&amp;&quot;] = &quot;&amp;TEXT([.$D113];&quot;0&quot;)&amp;&quot;;&quot;" office:value-type="string" office:string-value="gammatable[112] = 201;">
            <text:p>gammatable[112] = 201;</text:p>
          </table:table-cell>
          <table:table-cell/>
        </table:table-row>
        <table:table-row table:style-name="ro1">
          <table:table-cell table:style-name="ce1" office:value-type="float" office:value="113">
            <text:p>113</text:p>
          </table:table-cell>
          <table:table-cell table:style-name="ce2" table:formula="of:=[.$A114]/128" office:value-type="float" office:value="0.8828125">
            <text:p>0.8828125</text:p>
          </table:table-cell>
          <table:table-cell table:style-name="ce2" table:formula="of:=[.$B114]^[.$E$1]" office:value-type="float" office:value="0.799030308117187">
            <text:p>0.7990303</text:p>
          </table:table-cell>
          <table:table-cell table:style-name="ce1" table:formula="of:=[.$C114]*255" office:value-type="float" office:value="203.752728569883">
            <text:p>204</text:p>
          </table:table-cell>
          <table:table-cell/>
          <table:table-cell table:style-name="Default" table:formula="of:=&quot;gammatable[&quot;&amp;TEXT([.$A114];&quot;0&quot;)&amp;&quot;] = &quot;&amp;TEXT([.$D114];&quot;0&quot;)&amp;&quot;;&quot;" office:value-type="string" office:string-value="gammatable[113] = 204;">
            <text:p>gammatable[113] = 204;</text:p>
          </table:table-cell>
          <table:table-cell/>
        </table:table-row>
        <table:table-row table:style-name="ro1">
          <table:table-cell table:style-name="ce1" office:value-type="float" office:value="114">
            <text:p>114</text:p>
          </table:table-cell>
          <table:table-cell table:style-name="ce2" table:formula="of:=[.$A115]/128" office:value-type="float" office:value="0.890625">
            <text:p>0.8906250</text:p>
          </table:table-cell>
          <table:table-cell table:style-name="ce2" table:formula="of:=[.$B115]^[.$E$1]" office:value-type="float" office:value="0.811803252590472">
            <text:p>0.8118033</text:p>
          </table:table-cell>
          <table:table-cell table:style-name="ce1" table:formula="of:=[.$C115]*255" office:value-type="float" office:value="207.00982941057">
            <text:p>207</text:p>
          </table:table-cell>
          <table:table-cell/>
          <table:table-cell table:style-name="Default" table:formula="of:=&quot;gammatable[&quot;&amp;TEXT([.$A115];&quot;0&quot;)&amp;&quot;] = &quot;&amp;TEXT([.$D115];&quot;0&quot;)&amp;&quot;;&quot;" office:value-type="string" office:string-value="gammatable[114] = 207;">
            <text:p>gammatable[114] = 207;</text:p>
          </table:table-cell>
          <table:table-cell/>
        </table:table-row>
        <table:table-row table:style-name="ro1">
          <table:table-cell table:style-name="ce1" office:value-type="float" office:value="115">
            <text:p>115</text:p>
          </table:table-cell>
          <table:table-cell table:style-name="ce2" table:formula="of:=[.$A116]/128" office:value-type="float" office:value="0.8984375">
            <text:p>0.8984375</text:p>
          </table:table-cell>
          <table:table-cell table:style-name="ce2" table:formula="of:=[.$B116]^[.$E$1]" office:value-type="float" office:value="0.824666147701089">
            <text:p>0.8246661</text:p>
          </table:table-cell>
          <table:table-cell table:style-name="ce1" table:formula="of:=[.$C116]*255" office:value-type="float" office:value="210.289867663778">
            <text:p>210</text:p>
          </table:table-cell>
          <table:table-cell/>
          <table:table-cell table:style-name="Default" table:formula="of:=&quot;gammatable[&quot;&amp;TEXT([.$A116];&quot;0&quot;)&amp;&quot;] = &quot;&amp;TEXT([.$D116];&quot;0&quot;)&amp;&quot;;&quot;" office:value-type="string" office:string-value="gammatable[115] = 210;">
            <text:p>gammatable[115] = 210;</text:p>
          </table:table-cell>
          <table:table-cell/>
        </table:table-row>
        <table:table-row table:style-name="ro1">
          <table:table-cell table:style-name="ce1" office:value-type="float" office:value="116">
            <text:p>116</text:p>
          </table:table-cell>
          <table:table-cell table:style-name="ce2" table:formula="of:=[.$A117]/128" office:value-type="float" office:value="0.90625">
            <text:p>0.9062500</text:p>
          </table:table-cell>
          <table:table-cell table:style-name="ce2" table:formula="of:=[.$B117]^[.$E$1]" office:value-type="float" office:value="0.837618836463774">
            <text:p>0.8376188</text:p>
          </table:table-cell>
          <table:table-cell table:style-name="ce1" table:formula="of:=[.$C117]*255" office:value-type="float" office:value="213.592803298262">
            <text:p>214</text:p>
          </table:table-cell>
          <table:table-cell/>
          <table:table-cell table:style-name="Default" table:formula="of:=&quot;gammatable[&quot;&amp;TEXT([.$A117];&quot;0&quot;)&amp;&quot;] = &quot;&amp;TEXT([.$D117];&quot;0&quot;)&amp;&quot;;&quot;" office:value-type="string" office:string-value="gammatable[116] = 214;">
            <text:p>gammatable[116] = 214;</text:p>
          </table:table-cell>
          <table:table-cell/>
        </table:table-row>
        <table:table-row table:style-name="ro1">
          <table:table-cell table:style-name="ce1" office:value-type="float" office:value="117">
            <text:p>117</text:p>
          </table:table-cell>
          <table:table-cell table:style-name="ce2" table:formula="of:=[.$A118]/128" office:value-type="float" office:value="0.9140625">
            <text:p>0.9140625</text:p>
          </table:table-cell>
          <table:table-cell table:style-name="ce2" table:formula="of:=[.$B118]^[.$E$1]" office:value-type="float" office:value="0.850661163522929">
            <text:p>0.8506612</text:p>
          </table:table-cell>
          <table:table-cell table:style-name="ce1" table:formula="of:=[.$C118]*255" office:value-type="float" office:value="216.918596698347">
            <text:p>217</text:p>
          </table:table-cell>
          <table:table-cell/>
          <table:table-cell table:style-name="Default" table:formula="of:=&quot;gammatable[&quot;&amp;TEXT([.$A118];&quot;0&quot;)&amp;&quot;] = &quot;&amp;TEXT([.$D118];&quot;0&quot;)&amp;&quot;;&quot;" office:value-type="string" office:string-value="gammatable[117] = 217;">
            <text:p>gammatable[117] = 217;</text:p>
          </table:table-cell>
          <table:table-cell/>
        </table:table-row>
        <table:table-row table:style-name="ro1">
          <table:table-cell table:style-name="ce1" office:value-type="float" office:value="118">
            <text:p>118</text:p>
          </table:table-cell>
          <table:table-cell table:style-name="ce2" table:formula="of:=[.$A119]/128" office:value-type="float" office:value="0.921875">
            <text:p>0.9218750</text:p>
          </table:table-cell>
          <table:table-cell table:style-name="ce2" table:formula="of:=[.$B119]^[.$E$1]" office:value-type="float" office:value="0.863792975121874">
            <text:p>0.8637930</text:p>
          </table:table-cell>
          <table:table-cell table:style-name="ce1" table:formula="of:=[.$C119]*255" office:value-type="float" office:value="220.267208656078">
            <text:p>220</text:p>
          </table:table-cell>
          <table:table-cell/>
          <table:table-cell table:style-name="Default" table:formula="of:=&quot;gammatable[&quot;&amp;TEXT([.$A119];&quot;0&quot;)&amp;&quot;] = &quot;&amp;TEXT([.$D119];&quot;0&quot;)&amp;&quot;;&quot;" office:value-type="string" office:string-value="gammatable[118] = 220;">
            <text:p>gammatable[118] = 220;</text:p>
          </table:table-cell>
          <table:table-cell/>
        </table:table-row>
        <table:table-row table:style-name="ro1">
          <table:table-cell table:style-name="ce1" office:value-type="float" office:value="119">
            <text:p>119</text:p>
          </table:table-cell>
          <table:table-cell table:style-name="ce2" table:formula="of:=[.$A120]/128" office:value-type="float" office:value="0.9296875">
            <text:p>0.9296875</text:p>
          </table:table-cell>
          <table:table-cell table:style-name="ce2" table:formula="of:=[.$B120]^[.$E$1]" office:value-type="float" office:value="0.877014119072935">
            <text:p>0.8770141</text:p>
          </table:table-cell>
          <table:table-cell table:style-name="ce1" table:formula="of:=[.$C120]*255" office:value-type="float" office:value="223.638600363598">
            <text:p>224</text:p>
          </table:table-cell>
          <table:table-cell/>
          <table:table-cell table:style-name="Default" table:formula="of:=&quot;gammatable[&quot;&amp;TEXT([.$A120];&quot;0&quot;)&amp;&quot;] = &quot;&amp;TEXT([.$D120];&quot;0&quot;)&amp;&quot;;&quot;" office:value-type="string" office:string-value="gammatable[119] = 224;">
            <text:p>gammatable[119] = 224;</text:p>
          </table:table-cell>
          <table:table-cell/>
        </table:table-row>
        <table:table-row table:style-name="ro1">
          <table:table-cell table:style-name="ce1" office:value-type="float" office:value="120">
            <text:p>120</text:p>
          </table:table-cell>
          <table:table-cell table:style-name="ce2" table:formula="of:=[.$A121]/128" office:value-type="float" office:value="0.9375">
            <text:p>0.9375000</text:p>
          </table:table-cell>
          <table:table-cell table:style-name="ce2" table:formula="of:=[.$B121]^[.$E$1]" office:value-type="float" office:value="0.890324444728333">
            <text:p>0.8903244</text:p>
          </table:table-cell>
          <table:table-cell table:style-name="ce1" table:formula="of:=[.$C121]*255" office:value-type="float" office:value="227.032733405725">
            <text:p>227</text:p>
          </table:table-cell>
          <table:table-cell/>
          <table:table-cell table:style-name="Default" table:formula="of:=&quot;gammatable[&quot;&amp;TEXT([.$A121];&quot;0&quot;)&amp;&quot;] = &quot;&amp;TEXT([.$D121];&quot;0&quot;)&amp;&quot;;&quot;" office:value-type="string" office:string-value="gammatable[120] = 227;">
            <text:p>gammatable[120] = 227;</text:p>
          </table:table-cell>
          <table:table-cell/>
        </table:table-row>
        <table:table-row table:style-name="ro1">
          <table:table-cell table:style-name="ce1" office:value-type="float" office:value="121">
            <text:p>121</text:p>
          </table:table-cell>
          <table:table-cell table:style-name="ce2" table:formula="of:=[.$A122]/128" office:value-type="float" office:value="0.9453125">
            <text:p>0.9453125</text:p>
          </table:table-cell>
          <table:table-cell table:style-name="ce2" table:formula="of:=[.$B122]^[.$E$1]" office:value-type="float" office:value="0.903723802951862">
            <text:p>0.9037238</text:p>
          </table:table-cell>
          <table:table-cell table:style-name="ce1" table:formula="of:=[.$C122]*255" office:value-type="float" office:value="230.449569752725">
            <text:p>230</text:p>
          </table:table-cell>
          <table:table-cell/>
          <table:table-cell table:style-name="Default" table:formula="of:=&quot;gammatable[&quot;&amp;TEXT([.$A122];&quot;0&quot;)&amp;&quot;] = &quot;&amp;TEXT([.$D122];&quot;0&quot;)&amp;&quot;;&quot;" office:value-type="string" office:string-value="gammatable[121] = 230;">
            <text:p>gammatable[121] = 230;</text:p>
          </table:table-cell>
          <table:table-cell/>
        </table:table-row>
        <table:table-row table:style-name="ro1">
          <table:table-cell table:style-name="ce1" office:value-type="float" office:value="122">
            <text:p>122</text:p>
          </table:table-cell>
          <table:table-cell table:style-name="ce2" table:formula="of:=[.$A123]/128" office:value-type="float" office:value="0.953125">
            <text:p>0.9531250</text:p>
          </table:table-cell>
          <table:table-cell table:style-name="ce2" table:formula="of:=[.$B123]^[.$E$1]" office:value-type="float" office:value="0.91721204609131">
            <text:p>0.9172120</text:p>
          </table:table-cell>
          <table:table-cell table:style-name="ce1" table:formula="of:=[.$C123]*255" office:value-type="float" office:value="233.889071753284">
            <text:p>234</text:p>
          </table:table-cell>
          <table:table-cell/>
          <table:table-cell table:style-name="Default" table:formula="of:=&quot;gammatable[&quot;&amp;TEXT([.$A123];&quot;0&quot;)&amp;&quot;] = &quot;&amp;TEXT([.$D123];&quot;0&quot;)&amp;&quot;;&quot;" office:value-type="string" office:string-value="gammatable[122] = 234;">
            <text:p>gammatable[122] = 234;</text:p>
          </table:table-cell>
          <table:table-cell/>
        </table:table-row>
        <table:table-row table:style-name="ro1">
          <table:table-cell table:style-name="ce1" office:value-type="float" office:value="123">
            <text:p>123</text:p>
          </table:table-cell>
          <table:table-cell table:style-name="ce2" table:formula="of:=[.$A124]/128" office:value-type="float" office:value="0.9609375">
            <text:p>0.9609375</text:p>
          </table:table-cell>
          <table:table-cell table:style-name="ce2" table:formula="of:=[.$B124]^[.$E$1]" office:value-type="float" office:value="0.930789027951612">
            <text:p>0.9307890</text:p>
          </table:table-cell>
          <table:table-cell table:style-name="ce1" table:formula="of:=[.$C124]*255" office:value-type="float" office:value="237.351202127661">
            <text:p>237</text:p>
          </table:table-cell>
          <table:table-cell/>
          <table:table-cell table:style-name="Default" table:formula="of:=&quot;gammatable[&quot;&amp;TEXT([.$A124];&quot;0&quot;)&amp;&quot;] = &quot;&amp;TEXT([.$D124];&quot;0&quot;)&amp;&quot;;&quot;" office:value-type="string" office:string-value="gammatable[123] = 237;">
            <text:p>gammatable[123] = 237;</text:p>
          </table:table-cell>
          <table:table-cell/>
        </table:table-row>
        <table:table-row table:style-name="ro1">
          <table:table-cell table:style-name="ce1" office:value-type="float" office:value="124">
            <text:p>124</text:p>
          </table:table-cell>
          <table:table-cell table:style-name="ce2" table:formula="of:=[.$A125]/128" office:value-type="float" office:value="0.96875">
            <text:p>0.9687500</text:p>
          </table:table-cell>
          <table:table-cell table:style-name="ce2" table:formula="of:=[.$B125]^[.$E$1]" office:value-type="float" office:value="0.944454603768695">
            <text:p>0.9444546</text:p>
          </table:table-cell>
          <table:table-cell table:style-name="ce1" table:formula="of:=[.$C125]*255" office:value-type="float" office:value="240.835923961017">
            <text:p>241</text:p>
          </table:table-cell>
          <table:table-cell/>
          <table:table-cell table:style-name="Default" table:formula="of:=&quot;gammatable[&quot;&amp;TEXT([.$A125];&quot;0&quot;)&amp;&quot;] = &quot;&amp;TEXT([.$D125];&quot;0&quot;)&amp;&quot;;&quot;" office:value-type="string" office:string-value="gammatable[124] = 241;">
            <text:p>gammatable[124] = 241;</text:p>
          </table:table-cell>
          <table:table-cell/>
        </table:table-row>
        <table:table-row table:style-name="ro1">
          <table:table-cell table:style-name="ce1" office:value-type="float" office:value="125">
            <text:p>125</text:p>
          </table:table-cell>
          <table:table-cell table:style-name="ce2" table:formula="of:=[.$A126]/128" office:value-type="float" office:value="0.9765625">
            <text:p>0.9765625</text:p>
          </table:table-cell>
          <table:table-cell table:style-name="ce2" table:formula="of:=[.$B126]^[.$E$1]" office:value-type="float" office:value="0.958208630184013">
            <text:p>0.9582086</text:p>
          </table:table-cell>
          <table:table-cell table:style-name="ce1" table:formula="of:=[.$C126]*255" office:value-type="float" office:value="244.343200696923">
            <text:p>244</text:p>
          </table:table-cell>
          <table:table-cell/>
          <table:table-cell table:style-name="Default" table:formula="of:=&quot;gammatable[&quot;&amp;TEXT([.$A126];&quot;0&quot;)&amp;&quot;] = &quot;&amp;TEXT([.$D126];&quot;0&quot;)&amp;&quot;;&quot;" office:value-type="string" office:string-value="gammatable[125] = 244;">
            <text:p>gammatable[125] = 244;</text:p>
          </table:table-cell>
          <table:table-cell/>
        </table:table-row>
        <table:table-row table:style-name="ro1">
          <table:table-cell table:style-name="ce1" office:value-type="float" office:value="126">
            <text:p>126</text:p>
          </table:table-cell>
          <table:table-cell table:style-name="ce2" table:formula="of:=[.$A127]/128" office:value-type="float" office:value="0.984375">
            <text:p>0.9843750</text:p>
          </table:table-cell>
          <table:table-cell table:style-name="ce2" table:formula="of:=[.$B127]^[.$E$1]" office:value-type="float" office:value="0.972050965219726">
            <text:p>0.9720510</text:p>
          </table:table-cell>
          <table:table-cell table:style-name="ce1" table:formula="of:=[.$C127]*255" office:value-type="float" office:value="247.87299613103">
            <text:p>248</text:p>
          </table:table-cell>
          <table:table-cell/>
          <table:table-cell table:style-name="Default" table:formula="of:=&quot;gammatable[&quot;&amp;TEXT([.$A127];&quot;0&quot;)&amp;&quot;] = &quot;&amp;TEXT([.$D127];&quot;0&quot;)&amp;&quot;;&quot;" office:value-type="string" office:string-value="gammatable[126] = 248;">
            <text:p>gammatable[126] = 248;</text:p>
          </table:table-cell>
          <table:table-cell/>
        </table:table-row>
        <table:table-row table:style-name="ro1">
          <table:table-cell table:style-name="ce1" office:value-type="float" office:value="127">
            <text:p>127</text:p>
          </table:table-cell>
          <table:table-cell table:style-name="ce2" table:formula="of:=[.$A128]/128" office:value-type="float" office:value="0.9921875">
            <text:p>0.9921875</text:p>
          </table:table-cell>
          <table:table-cell table:style-name="ce2" table:formula="of:=[.$B128]^[.$E$1]" office:value-type="float" office:value="0.985981468254513">
            <text:p>0.9859815</text:p>
          </table:table-cell>
          <table:table-cell table:style-name="ce1" table:formula="of:=[.$C128]*255" office:value-type="float" office:value="251.425274404901">
            <text:p>251</text:p>
          </table:table-cell>
          <table:table-cell/>
          <table:table-cell table:style-name="Default" table:formula="of:=&quot;gammatable[&quot;&amp;TEXT([.$A128];&quot;0&quot;)&amp;&quot;] = &quot;&amp;TEXT([.$D128];&quot;0&quot;)&amp;&quot;;&quot;" office:value-type="string" office:string-value="gammatable[127] = 251;">
            <text:p>gammatable[127] = 251;</text:p>
          </table:table-cell>
          <table:table-cell/>
        </table:table-row>
        <table:table-row table:style-name="ro1" table:number-rows-repeated="122">
          <table:table-cell table:style-name="ce1"/>
          <table:table-cell table:style-name="ce2" table:number-columns-repeated="2"/>
          <table:table-cell table:style-name="ce1"/>
          <table:table-cell/>
          <table:table-cell table:style-name="Default"/>
          <table:table-cell/>
        </table:table-row>
        <table:table-row table:style-name="ro1" table:number-rows-repeated="6528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AU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0">09/20/2011</text:date>, <text:time>16:4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Sebastian Zehe</meta:initial-creator>
    <meta:creation-date>2011-07-04T16:09:15</meta:creation-date>
    <dc:creator>Sebastian Zehe</dc:creator>
    <dc:date>2011-09-20T16:40:40</dc:date>
    <meta:editing-cycles>5</meta:editing-cycles>
    <meta:editing-duration>PT45H24M07S</meta:editing-duration>
    <meta:document-statistic meta:table-count="3" meta:cell-count="641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1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/>
      <style:graphic-properties svg:stroke-color="#004586" draw:fill-color="#004586"/>
      <style:text-properties fo:font-size="6pt" style:font-size-asian="6pt" style:font-size-complex="6pt"/>
    </style:style>
    <style:style style:name="ch8" style:family="chart" style:data-style-name="N1">
      <style:chart-properties chart:symbol-type="none"/>
      <style:graphic-properties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868cm" svg:height="14.317cm" xlink:href=".." chart:class="chart:line" chart:style-name="ch1">
        <chart:legend chart:legend-position="end" svg:x="19.565cm" svg:y="6.688cm" chart:style-name="ch2"/>
        <chart:plot-area chart:style-name="ch3" table:cell-range-address="Sheet1.A1:Sheet1.A250 Sheet1.D1:Sheet1.D250" svg:x="0.436cm" svg:y="0.284cm" svg:width="15.448cm" svg:height="13.451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250" chart:class="chart:line">
            <chart:data-point chart:repeated="250"/>
          </chart:series>
          <chart:series chart:style-name="ch8" chart:values-cell-range-address="Sheet1.D1:Sheet1.D250" chart:class="chart:line">
            <chart:data-point chart:repeated="2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1:Sheet1.A250">0</text:p>
              </table:table-cell>
              <table:table-cell office:value-type="float" office:value="0">
                <text:p text:id="Sheet1.D1:Sheet1.D250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410735494686387">
                <text:p>0.04107354946863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43026406505978">
                <text:p>0.1430264065059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29674300722742">
                <text:p>0.296743007227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498046875">
                <text:p>0.498046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744231834248228">
                <text:p>0.744231834248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03331916838407">
                <text:p>1.03331916838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36376238323016">
                <text:p>1.36376238323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7342999503165">
                <text:p>1.73429995031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1438715055685">
                <text:p>2.14387150556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.59156577011081">
                <text:p>2.591565770110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.07658606303562">
                <text:p>3.076586063035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.59822633640572">
                <text:p>3.598226336405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.15585387884272">
                <text:p>4.155853878842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.74889644369232">
                <text:p>4.748896443692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.37683242442493">
                <text:p>5.376832424424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6.03918319468987">
                <text:p>6.039183194689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.73550702679935">
                <text:p>6.735507026799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7.46539418722866">
                <text:p>7.465394187228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.22846292698332">
                <text:p>8.228462926983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9.02435616395568">
                <text:p>9.024356163955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9.8527387084563">
                <text:p>9.8527387084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0.7132949208187">
                <text:p>10.71329492081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1.6057267168187">
                <text:p>11.60572671681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2.5297518560998">
                <text:p>12.52975185609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3.4851024631166">
                <text:p>13.48510246311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4.4715237408117">
                <text:p>14.47152374081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5.4887728453398">
                <text:p>15.48877284533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6.5366178963653">
                <text:p>16.53661789636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7.6148371022635">
                <text:p>17.61483710226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8.723217983328">
                <text:p>18.7232179833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9.8615566790538">
                <text:p>19.86155667905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1.029657327943">
                <text:p>21.0296573279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2.2273315101788">
                <text:p>22.22733151017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3.4543977450607">
                <text:p>23.45439774506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4.7106810363462">
                <text:p>24.71068103634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5.9960124596781">
                <text:p>25.99601245967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7.3102287871271">
                <text:p>27.31022878712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8.6531721445864">
                <text:p>28.65317214458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0.0246896983457">
                <text:p>30.02468969834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1.4246333676659">
                <text:p>31.42463336766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2.852859560596">
                <text:p>32.8528595605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4.3092289306246">
                <text:p>34.30922893062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5.7936061520622">
                <text:p>35.79360615206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7.3058597123048">
                <text:p>37.30585971230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8.8458617193533">
                <text:p>38.84586171935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0.4134877231496">
                <text:p>40.41348772314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2.0086165494571">
                <text:p>42.00861654945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3.6311301451534">
                <text:p>43.63113014515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5.2809134339285">
                <text:p>45.28091343392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6.9578541814885">
                <text:p>46.95785418148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8.6618428694592">
                <text:p>48.66184286945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.3927725772673">
                <text:p>50.39277257726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2.1505388713496">
                <text:p>52.15053887134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3.9350397011052">
                <text:p>53.93503970110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5.7461753010611">
                <text:p>55.74617530106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7.5838480987741">
                <text:p>57.58384809877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9.4479626280347">
                <text:p>59.44796262803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61.3384254469798">
                <text:p>61.33842544697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63.2551450607563">
                <text:p>63.25514506075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5.1980318484091">
                <text:p>65.19803184840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7.1669979936953">
                <text:p>67.16699799369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9.1619574195529">
                <text:p>69.16195741955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71.1828257259752">
                <text:p>71.18282572597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73.229520131061">
                <text:p>73.2295201310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75.3019594150319">
                <text:p>75.30195941503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77.4000638670233">
                <text:p>77.40006386702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79.5237552344721">
                <text:p>79.52375523447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81.6729566749357">
                <text:p>81.67295667493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3.8475927101933">
                <text:p>83.84759271019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86.0475891824882">
                <text:p>86.04758918248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88.2728732127822">
                <text:p>88.27287321278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90.5233731609033">
                <text:p>90.52337316090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92.7990185874739">
                <text:p>92.79901858747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95.099740217518">
                <text:p>95.0997402175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97.4254699056508">
                <text:p>97.42546990565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99.776140602762">
                <text:p>99.7761406027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02.151686324109">
                <text:p>102.1516863241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04.552042118745">
                <text:p>104.5520421187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06.977144040203">
                <text:p>106.9771440402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09.426929118383">
                <text:p>109.4269291183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11.901335332558">
                <text:p>111.9013353325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14.400301585461">
                <text:p>114.4003015854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16.923767678385">
                <text:p>116.923767678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19.471674287244">
                <text:p>119.4716742872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22.04396293956">
                <text:p>122.043962939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24.640575992309">
                <text:p>124.6405759923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27.261456610607">
                <text:p>127.2614566106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29.906548747173">
                <text:p>129.9065487471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32.575797122546">
                <text:p>132.5757971225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35.269147206025">
                <text:p>135.2691472060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37.986545197276">
                <text:p>137.9865451972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40.727938008596">
                <text:p>140.7279380085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43.493273247797">
                <text:p>143.4932732477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46.282499201683">
                <text:p>146.2824992016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49.095564820084">
                <text:p>149.0955648200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51.932419700439">
                <text:p>151.9324197004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54.793014072892">
                <text:p>154.7930140728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57.677298785878">
                <text:p>157.6772987858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60.58522529219">
                <text:p>160.585225292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63.516745635488">
                <text:p>163.5167456354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66.471812437253">
                <text:p>166.4718124372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69.450378884141">
                <text:p>169.4503788841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72.452398715754">
                <text:p>172.4523987157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75.477826212774">
                <text:p>175.4778262127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78.526616185479">
                <text:p>178.5266161854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81.598723962599">
                <text:p>181.5987239625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84.694105380515">
                <text:p>184.6941053805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87.812716772784">
                <text:p>187.8127167727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90.954514959968">
                <text:p>190.9545149599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94.119457239773">
                <text:p>194.1194572397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97.307501377468">
                <text:p>197.3075013774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200.518605596585">
                <text:p>200.5186055965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203.752728569883">
                <text:p>203.7527285698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07.00982941057">
                <text:p>207.009829410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210.289867663778">
                <text:p>210.2898676637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213.592803298262">
                <text:p>213.5928032982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216.918596698347">
                <text:p>216.9185966983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220.267208656078">
                <text:p>220.2672086560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223.638600363598">
                <text:p>223.6386003635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227.032733405725">
                <text:p>227.0327334057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230.449569752725">
                <text:p>230.4495697527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233.889071753284">
                <text:p>233.8890717532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237.351202127661">
                <text:p>237.3512021276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240.835923961017">
                <text:p>240.8359239610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244.343200696923">
                <text:p>244.3432006969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47.87299613103">
                <text:p>247.872996131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51.425274404901">
                <text:p>251.4252744049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